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83a56" officeooo:paragraph-rsid="01b83a56"/>
    </style:style>
    <style:style style:name="P324" style:family="paragraph" style:parent-style-name="Standard">
      <style:text-properties officeooo:rsid="01b83a56" officeooo:paragraph-rsid="01b8d8e9"/>
    </style:style>
    <style:style style:name="P325" style:family="paragraph" style:parent-style-name="Standard">
      <style:text-properties officeooo:rsid="01babad3" officeooo:paragraph-rsid="01babad3"/>
    </style:style>
    <style:style style:name="P326" style:family="paragraph" style:parent-style-name="Standard">
      <style:text-properties officeooo:rsid="01c2a816" officeooo:paragraph-rsid="01c2a816"/>
    </style:style>
    <style:style style:name="P327" style:family="paragraph" style:parent-style-name="Standard">
      <style:text-properties officeooo:rsid="01c627a4" officeooo:paragraph-rsid="01c627a4"/>
    </style:style>
    <style:style style:name="P328" style:family="paragraph" style:parent-style-name="Standard">
      <style:text-properties officeooo:rsid="01c627a4" officeooo:paragraph-rsid="01c8acd2"/>
    </style:style>
    <style:style style:name="P329" style:family="paragraph" style:parent-style-name="Standard">
      <style:text-properties officeooo:rsid="01c627a4" officeooo:paragraph-rsid="01ca0f06"/>
    </style:style>
    <style:style style:name="P330" style:family="paragraph" style:parent-style-name="Standard">
      <style:text-properties officeooo:rsid="01ce9aef" officeooo:paragraph-rsid="01ce9aef"/>
    </style:style>
    <style:style style:name="P331" style:family="paragraph" style:parent-style-name="Standard">
      <style:text-properties officeooo:rsid="01cff69b" officeooo:paragraph-rsid="01cff69b"/>
    </style:style>
    <style:style style:name="P332" style:family="paragraph" style:parent-style-name="Standard">
      <style:text-properties officeooo:rsid="01d29f7d" officeooo:paragraph-rsid="01d29f7d"/>
    </style:style>
    <style:style style:name="P333" style:family="paragraph" style:parent-style-name="Standard">
      <style:text-properties officeooo:rsid="01d52b98" officeooo:paragraph-rsid="01d52b98"/>
    </style:style>
    <style:style style:name="P334" style:family="paragraph" style:parent-style-name="Standard">
      <style:text-properties officeooo:rsid="01d52b98" officeooo:paragraph-rsid="01d62398"/>
    </style:style>
    <style:style style:name="P335" style:family="paragraph" style:parent-style-name="Standard">
      <style:text-properties officeooo:rsid="01d52b98" officeooo:paragraph-rsid="01d81864"/>
    </style:style>
    <style:style style:name="P336" style:family="paragraph" style:parent-style-name="Standard">
      <style:text-properties officeooo:rsid="01e3130d" officeooo:paragraph-rsid="01e3130d"/>
    </style:style>
    <style:style style:name="P337" style:family="paragraph" style:parent-style-name="Standard">
      <style:text-properties officeooo:rsid="01e78f90" officeooo:paragraph-rsid="01e78f90"/>
    </style:style>
    <style:style style:name="P338" style:family="paragraph" style:parent-style-name="Standard">
      <style:text-properties officeooo:rsid="01ec656c" officeooo:paragraph-rsid="01ec656c"/>
    </style:style>
    <style:style style:name="P339" style:family="paragraph" style:parent-style-name="Standard">
      <style:text-properties officeooo:rsid="01ed623c" officeooo:paragraph-rsid="01ed623c"/>
    </style:style>
    <style:style style:name="P340" style:family="paragraph" style:parent-style-name="Standard">
      <style:text-properties officeooo:rsid="01ee2a86" officeooo:paragraph-rsid="01ee2a86"/>
    </style:style>
    <style:style style:name="P341" style:family="paragraph" style:parent-style-name="Standard">
      <style:text-properties officeooo:rsid="01efaa8d" officeooo:paragraph-rsid="01efaa8d"/>
    </style:style>
    <style:style style:name="P342" style:family="paragraph" style:parent-style-name="Standard">
      <style:text-properties officeooo:rsid="01f0e6ad" officeooo:paragraph-rsid="01f0e6ad"/>
    </style:style>
    <style:style style:name="P343" style:family="paragraph" style:parent-style-name="Standard">
      <style:text-properties officeooo:rsid="01f0e6ad" officeooo:paragraph-rsid="01f358c4"/>
    </style:style>
    <style:style style:name="P344" style:family="paragraph" style:parent-style-name="Standard">
      <style:text-properties officeooo:rsid="01f50c91" officeooo:paragraph-rsid="01f50c91"/>
    </style:style>
    <style:style style:name="P345" style:family="paragraph" style:parent-style-name="Standard">
      <style:text-properties officeooo:rsid="01f546b8" officeooo:paragraph-rsid="01f546b8"/>
    </style:style>
    <style:style style:name="P346" style:family="paragraph" style:parent-style-name="Standard">
      <style:text-properties officeooo:rsid="01f5949f" officeooo:paragraph-rsid="01f5949f"/>
    </style:style>
    <style:style style:name="P347" style:family="paragraph" style:parent-style-name="Standard">
      <style:text-properties officeooo:rsid="01f78a44" officeooo:paragraph-rsid="01fa3dc5"/>
    </style:style>
    <style:style style:name="P348" style:family="paragraph" style:parent-style-name="Standard">
      <style:text-properties officeooo:rsid="01f78a44" officeooo:paragraph-rsid="01fce48b"/>
    </style:style>
    <style:style style:name="P349" style:family="paragraph" style:parent-style-name="Standard">
      <style:text-properties officeooo:rsid="01ff03cb" officeooo:paragraph-rsid="01ff03cb"/>
    </style:style>
    <style:style style:name="P350" style:family="paragraph" style:parent-style-name="Standard">
      <style:text-properties officeooo:rsid="01ff36ca" officeooo:paragraph-rsid="01ff36ca"/>
    </style:style>
    <style:style style:name="P351" style:family="paragraph" style:parent-style-name="Standard">
      <style:text-properties officeooo:rsid="0200f92a" officeooo:paragraph-rsid="0200f92a"/>
    </style:style>
    <style:style style:name="P352" style:family="paragraph" style:parent-style-name="Standard">
      <style:text-properties officeooo:rsid="020281b3" officeooo:paragraph-rsid="020281b3"/>
    </style:style>
    <style:style style:name="P353" style:family="paragraph" style:parent-style-name="Standard">
      <style:text-properties officeooo:rsid="02062802" officeooo:paragraph-rsid="02062802"/>
    </style:style>
    <style:style style:name="P354" style:family="paragraph" style:parent-style-name="Standard">
      <style:text-properties officeooo:rsid="02079e9e" officeooo:paragraph-rsid="02079e9e"/>
    </style:style>
    <style:style style:name="P355" style:family="paragraph" style:parent-style-name="Standard">
      <style:text-properties officeooo:rsid="01f358c4" officeooo:paragraph-rsid="01f358c4"/>
    </style:style>
    <style:style style:name="P356" style:family="paragraph" style:parent-style-name="Standard">
      <style:text-properties officeooo:rsid="01fa3dc5" officeooo:paragraph-rsid="01fa3dc5"/>
    </style:style>
    <style:style style:name="P357" style:family="paragraph" style:parent-style-name="Standard">
      <style:text-properties officeooo:rsid="01fa3dc5" officeooo:paragraph-rsid="01fce48b"/>
    </style:style>
    <style:style style:name="P358" style:family="paragraph" style:parent-style-name="Standard">
      <style:text-properties officeooo:rsid="01fce48b" officeooo:paragraph-rsid="01fce48b"/>
    </style:style>
    <style:style style:name="P359" style:family="paragraph" style:parent-style-name="Standard">
      <style:text-properties officeooo:rsid="020fa42a" officeooo:paragraph-rsid="020fa42a"/>
    </style:style>
    <style:style style:name="P360" style:family="paragraph" style:parent-style-name="Standard">
      <style:text-properties officeooo:rsid="02119313" officeooo:paragraph-rsid="02119313"/>
    </style:style>
    <style:style style:name="P361" style:family="paragraph" style:parent-style-name="Standard">
      <style:text-properties officeooo:rsid="02146ab8" officeooo:paragraph-rsid="02146ab8"/>
    </style:style>
    <style:style style:name="P362" style:family="paragraph" style:parent-style-name="Standard">
      <style:text-properties officeooo:rsid="0215201e" officeooo:paragraph-rsid="0215201e"/>
    </style:style>
    <style:style style:name="P363" style:family="paragraph" style:parent-style-name="Standard">
      <style:text-properties officeooo:rsid="0216cfd4" officeooo:paragraph-rsid="0216cfd4"/>
    </style:style>
    <style:style style:name="P364" style:family="paragraph" style:parent-style-name="Standard">
      <style:text-properties officeooo:rsid="021823f8" officeooo:paragraph-rsid="021823f8"/>
    </style:style>
    <style:style style:name="P365" style:family="paragraph" style:parent-style-name="Standard">
      <style:text-properties officeooo:rsid="021943f0" officeooo:paragraph-rsid="021823f8"/>
    </style:style>
    <style:style style:name="P366" style:family="paragraph" style:parent-style-name="Standard">
      <style:text-properties officeooo:rsid="021943f0" officeooo:paragraph-rsid="021943f0"/>
    </style:style>
    <style:style style:name="P367" style:family="paragraph" style:parent-style-name="Standard">
      <style:text-properties officeooo:rsid="0220914c" officeooo:paragraph-rsid="02222dcf"/>
    </style:style>
    <style:style style:name="P368" style:family="paragraph" style:parent-style-name="Standard">
      <style:text-properties officeooo:rsid="0220914c" officeooo:paragraph-rsid="022e5ccf"/>
    </style:style>
    <style:style style:name="P369" style:family="paragraph" style:parent-style-name="Standard">
      <style:text-properties officeooo:rsid="022125d5" officeooo:paragraph-rsid="022125d5"/>
    </style:style>
    <style:style style:name="P370" style:family="paragraph" style:parent-style-name="Standard">
      <style:text-properties officeooo:rsid="022125d5" officeooo:paragraph-rsid="02222dcf"/>
    </style:style>
    <style:style style:name="P371" style:family="paragraph" style:parent-style-name="Standard">
      <style:text-properties officeooo:rsid="022125d5" officeooo:paragraph-rsid="021e66af"/>
    </style:style>
    <style:style style:name="P372" style:family="paragraph" style:parent-style-name="Standard">
      <style:text-properties officeooo:rsid="02222dcf" officeooo:paragraph-rsid="02222dcf"/>
    </style:style>
    <style:style style:name="P373" style:family="paragraph" style:parent-style-name="Standard">
      <style:text-properties officeooo:rsid="0223f414" officeooo:paragraph-rsid="02222dcf"/>
    </style:style>
    <style:style style:name="P374" style:family="paragraph" style:parent-style-name="Standard">
      <style:text-properties officeooo:rsid="0223f414" officeooo:paragraph-rsid="0223f414"/>
    </style:style>
    <style:style style:name="P375" style:family="paragraph" style:parent-style-name="Standard">
      <style:text-properties officeooo:rsid="0225a238" officeooo:paragraph-rsid="0225a238"/>
    </style:style>
    <style:style style:name="P376" style:family="paragraph" style:parent-style-name="Standard">
      <style:text-properties officeooo:rsid="0225a238" officeooo:paragraph-rsid="0227f153"/>
    </style:style>
    <style:style style:name="P377" style:family="paragraph" style:parent-style-name="Standard">
      <style:text-properties officeooo:rsid="0225a238" officeooo:paragraph-rsid="02287a5d"/>
    </style:style>
    <style:style style:name="P378" style:family="paragraph" style:parent-style-name="Standard">
      <style:text-properties officeooo:rsid="0225a238" officeooo:paragraph-rsid="0229a5f1"/>
    </style:style>
    <style:style style:name="P379" style:family="paragraph" style:parent-style-name="Standard">
      <style:text-properties officeooo:rsid="022a9da9" officeooo:paragraph-rsid="022a9da9"/>
    </style:style>
    <style:style style:name="P380" style:family="paragraph" style:parent-style-name="Standard">
      <style:text-properties officeooo:rsid="022a9da9" officeooo:paragraph-rsid="022e5ccf"/>
    </style:style>
    <style:style style:name="P381" style:family="paragraph" style:parent-style-name="Standard">
      <style:text-properties officeooo:rsid="022a9da9" officeooo:paragraph-rsid="0232a7c7"/>
    </style:style>
    <style:style style:name="P382" style:family="paragraph" style:parent-style-name="Standard">
      <style:text-properties officeooo:rsid="02287a5d" officeooo:paragraph-rsid="02287a5d"/>
    </style:style>
    <style:style style:name="P383" style:family="paragraph" style:parent-style-name="Standard">
      <style:text-properties officeooo:rsid="0229a5f1" officeooo:paragraph-rsid="0229a5f1"/>
    </style:style>
    <style:style style:name="P384" style:family="paragraph" style:parent-style-name="Standard">
      <style:text-properties officeooo:rsid="022e5ccf" officeooo:paragraph-rsid="0232a7c7"/>
    </style:style>
    <style:style style:name="P385" style:family="paragraph" style:parent-style-name="Standard">
      <style:text-properties officeooo:rsid="0232bc8d" officeooo:paragraph-rsid="0232bc8d"/>
    </style:style>
    <style:style style:name="P386" style:family="paragraph" style:parent-style-name="Standard">
      <style:text-properties officeooo:rsid="0233434b" officeooo:paragraph-rsid="0233434b"/>
    </style:style>
    <style:style style:name="P387" style:family="paragraph" style:parent-style-name="Standard">
      <style:text-properties officeooo:rsid="023875bb" officeooo:paragraph-rsid="023875bb"/>
    </style:style>
    <style:style style:name="P388" style:family="paragraph" style:parent-style-name="Standard">
      <style:text-properties officeooo:rsid="023883b9" officeooo:paragraph-rsid="023883b9"/>
    </style:style>
    <style:style style:name="P389" style:family="paragraph" style:parent-style-name="Standard">
      <style:text-properties officeooo:rsid="023b6c16" officeooo:paragraph-rsid="023b6c16"/>
    </style:style>
    <style:style style:name="P390" style:family="paragraph" style:parent-style-name="Standard">
      <style:text-properties officeooo:rsid="023d685f" officeooo:paragraph-rsid="023ebd94"/>
    </style:style>
    <style:style style:name="P391" style:family="paragraph" style:parent-style-name="Standard">
      <style:text-properties officeooo:rsid="023d685f" officeooo:paragraph-rsid="02404b9e"/>
    </style:style>
    <style:style style:name="P392" style:family="paragraph" style:parent-style-name="Standard">
      <style:text-properties officeooo:rsid="023d685f" officeooo:paragraph-rsid="02415418"/>
    </style:style>
    <style:style style:name="P393" style:family="paragraph" style:parent-style-name="Standard">
      <style:text-properties officeooo:rsid="0242e59a" officeooo:paragraph-rsid="0242e59a"/>
    </style:style>
    <style:style style:name="P394" style:family="paragraph" style:parent-style-name="Standard">
      <style:text-properties officeooo:rsid="0242e59a" officeooo:paragraph-rsid="02442ff1"/>
    </style:style>
    <style:style style:name="P395" style:family="paragraph" style:parent-style-name="Standard">
      <style:text-properties officeooo:rsid="0242e59a" officeooo:paragraph-rsid="02460716"/>
    </style:style>
    <style:style style:name="P396" style:family="paragraph" style:parent-style-name="Standard">
      <style:text-properties officeooo:rsid="0242e59a" officeooo:paragraph-rsid="02467345"/>
    </style:style>
    <style:style style:name="P397" style:family="paragraph" style:parent-style-name="Standard">
      <style:text-properties officeooo:rsid="0242e59a" officeooo:paragraph-rsid="0247e853"/>
    </style:style>
    <style:style style:name="P398" style:family="paragraph" style:parent-style-name="Standard">
      <style:text-properties officeooo:rsid="0242e59a" officeooo:paragraph-rsid="024b4308"/>
    </style:style>
    <style:style style:name="P399" style:family="paragraph" style:parent-style-name="Standard">
      <style:text-properties officeooo:rsid="023ebd94" officeooo:paragraph-rsid="023ebd94"/>
    </style:style>
    <style:style style:name="P400" style:family="paragraph" style:parent-style-name="Standard">
      <style:text-properties officeooo:rsid="02415418" officeooo:paragraph-rsid="02415418"/>
    </style:style>
    <style:style style:name="P401" style:family="paragraph" style:parent-style-name="Standard">
      <style:text-properties officeooo:rsid="02442ff1" officeooo:paragraph-rsid="02460716"/>
    </style:style>
    <style:style style:name="P402" style:family="paragraph" style:parent-style-name="Standard">
      <style:text-properties officeooo:rsid="02460716" officeooo:paragraph-rsid="02460716"/>
    </style:style>
    <style:style style:name="P403" style:family="paragraph" style:parent-style-name="Standard">
      <style:text-properties officeooo:rsid="02460716" officeooo:paragraph-rsid="02467345"/>
    </style:style>
    <style:style style:name="P404" style:family="paragraph" style:parent-style-name="Standard">
      <style:text-properties officeooo:rsid="02467345" officeooo:paragraph-rsid="02467345"/>
    </style:style>
    <style:style style:name="P405" style:family="paragraph" style:parent-style-name="Standard">
      <style:text-properties officeooo:rsid="02467345" officeooo:paragraph-rsid="0247e853"/>
    </style:style>
    <style:style style:name="P406" style:family="paragraph" style:parent-style-name="Standard">
      <style:text-properties officeooo:rsid="0247e853" officeooo:paragraph-rsid="024b4308"/>
    </style:style>
    <style:style style:name="P407" style:family="paragraph" style:parent-style-name="Standard">
      <style:text-properties officeooo:rsid="024b4308" officeooo:paragraph-rsid="024b4308"/>
    </style:style>
    <style:style style:name="P408" style:family="paragraph" style:parent-style-name="Standard">
      <style:text-properties officeooo:rsid="01a24a0d" officeooo:paragraph-rsid="01e3130d"/>
    </style:style>
    <style:style style:name="P409" style:family="paragraph" style:parent-style-name="Standard">
      <style:text-properties officeooo:rsid="02510975" officeooo:paragraph-rsid="02510975"/>
    </style:style>
    <style:style style:name="P410" style:family="paragraph" style:parent-style-name="Standard">
      <style:text-properties officeooo:rsid="0259c8a5" officeooo:paragraph-rsid="0259c8a5"/>
    </style:style>
    <style:style style:name="P411" style:family="paragraph" style:parent-style-name="Standard">
      <style:text-properties officeooo:rsid="025addf6" officeooo:paragraph-rsid="025addf6"/>
    </style:style>
    <style:style style:name="P412" style:family="paragraph" style:parent-style-name="Standard">
      <style:text-properties officeooo:rsid="025da6e3" officeooo:paragraph-rsid="025da6e3"/>
    </style:style>
    <style:style style:name="P413" style:family="paragraph" style:parent-style-name="Standard">
      <style:text-properties officeooo:rsid="025da6e3" officeooo:paragraph-rsid="025fb3ba"/>
    </style:style>
    <style:style style:name="P414" style:family="paragraph" style:parent-style-name="Standard">
      <style:text-properties officeooo:rsid="025eeadb" officeooo:paragraph-rsid="025eeadb"/>
    </style:style>
    <style:style style:name="P415" style:family="paragraph" style:parent-style-name="Standard">
      <style:text-properties officeooo:rsid="025fb3ba" officeooo:paragraph-rsid="025fb3ba"/>
    </style:style>
    <style:style style:name="P416" style:family="paragraph" style:parent-style-name="Standard">
      <style:text-properties officeooo:rsid="0269e510" officeooo:paragraph-rsid="0269e510"/>
    </style:style>
    <style:style style:name="P417" style:family="paragraph" style:parent-style-name="Standard">
      <style:text-properties officeooo:rsid="026a74c5" officeooo:paragraph-rsid="026a74c5"/>
    </style:style>
    <style:style style:name="P418" style:family="paragraph" style:parent-style-name="Standard">
      <style:text-properties officeooo:rsid="026e5cf7" officeooo:paragraph-rsid="026e5cf7"/>
    </style:style>
    <style:style style:name="P419" style:family="paragraph" style:parent-style-name="Standard">
      <style:text-properties officeooo:rsid="026facd3" officeooo:paragraph-rsid="026facd3"/>
    </style:style>
    <style:style style:name="P420" style:family="paragraph" style:parent-style-name="Standard">
      <style:text-properties officeooo:rsid="027306f4" officeooo:paragraph-rsid="027306f4"/>
    </style:style>
    <style:style style:name="P421" style:family="paragraph" style:parent-style-name="Standard">
      <style:text-properties officeooo:rsid="0274bddc" officeooo:paragraph-rsid="0274bddc"/>
    </style:style>
    <style:style style:name="P422" style:family="paragraph" style:parent-style-name="Standard">
      <style:text-properties officeooo:rsid="0276b721" officeooo:paragraph-rsid="0276b721"/>
    </style:style>
    <style:style style:name="P423" style:family="paragraph" style:parent-style-name="Standard">
      <style:text-properties officeooo:rsid="0277de35" officeooo:paragraph-rsid="0277de35"/>
    </style:style>
    <style:style style:name="P424" style:family="paragraph" style:parent-style-name="Standard">
      <style:text-properties officeooo:rsid="0279a4fc" officeooo:paragraph-rsid="0279a4fc"/>
    </style:style>
    <style:style style:name="P425" style:family="paragraph" style:parent-style-name="Standard">
      <style:text-properties officeooo:rsid="027b7134" officeooo:paragraph-rsid="027b7134"/>
    </style:style>
    <style:style style:name="P426" style:family="paragraph" style:parent-style-name="Standard">
      <style:text-properties officeooo:rsid="027c2d2c" officeooo:paragraph-rsid="027c2d2c"/>
    </style:style>
    <style:style style:name="P427" style:family="paragraph" style:parent-style-name="Standard">
      <style:text-properties officeooo:rsid="027c2d2c" officeooo:paragraph-rsid="027f86ff"/>
    </style:style>
    <style:style style:name="P428" style:family="paragraph" style:parent-style-name="Standard">
      <style:text-properties officeooo:rsid="0282ce4f" officeooo:paragraph-rsid="0282ce4f"/>
    </style:style>
    <style:style style:name="P429" style:family="paragraph" style:parent-style-name="Standard">
      <style:text-properties officeooo:rsid="0284ea77" officeooo:paragraph-rsid="0284ea77"/>
    </style:style>
    <style:style style:name="P430" style:family="paragraph" style:parent-style-name="Standard">
      <style:text-properties officeooo:rsid="027f86ff" officeooo:paragraph-rsid="027f86ff"/>
    </style:style>
    <style:style style:name="P431" style:family="paragraph" style:parent-style-name="Standard">
      <style:text-properties officeooo:rsid="0288cfbe" officeooo:paragraph-rsid="0288cfbe"/>
    </style:style>
    <style:style style:name="P432" style:family="paragraph" style:parent-style-name="Standard">
      <style:text-properties officeooo:rsid="028a2386" officeooo:paragraph-rsid="028a2386"/>
    </style:style>
    <style:style style:name="P433" style:family="paragraph" style:parent-style-name="Standard">
      <style:text-properties officeooo:rsid="028a2386" officeooo:paragraph-rsid="028a856c"/>
    </style:style>
    <style:style style:name="P434" style:family="paragraph" style:parent-style-name="Standard">
      <style:text-properties officeooo:rsid="028a856c" officeooo:paragraph-rsid="028a856c"/>
    </style:style>
    <style:style style:name="P435" style:family="paragraph" style:parent-style-name="Standard">
      <style:text-properties officeooo:rsid="028a856c" officeooo:paragraph-rsid="02cda8b3"/>
    </style:style>
    <style:style style:name="P436" style:family="paragraph" style:parent-style-name="Standard">
      <style:text-properties officeooo:rsid="028c0a4c" officeooo:paragraph-rsid="028c0a4c"/>
    </style:style>
    <style:style style:name="P437" style:family="paragraph" style:parent-style-name="Standard">
      <style:text-properties officeooo:rsid="0291b1cd" officeooo:paragraph-rsid="0291b1cd"/>
    </style:style>
    <style:style style:name="P438" style:family="paragraph" style:parent-style-name="Standard">
      <style:text-properties officeooo:rsid="0291b1cd" officeooo:paragraph-rsid="02a60ec4"/>
    </style:style>
    <style:style style:name="P439" style:family="paragraph" style:parent-style-name="Standard">
      <style:text-properties officeooo:rsid="0297b52b" officeooo:paragraph-rsid="02a46ca1"/>
    </style:style>
    <style:style style:name="P440" style:family="paragraph" style:parent-style-name="Standard">
      <style:text-properties officeooo:rsid="02989caa" officeooo:paragraph-rsid="02a46ca1"/>
    </style:style>
    <style:style style:name="P441" style:family="paragraph" style:parent-style-name="Standard">
      <style:text-properties officeooo:rsid="0298fbbd" officeooo:paragraph-rsid="02a46ca1"/>
    </style:style>
    <style:style style:name="P442" style:family="paragraph" style:parent-style-name="Standard">
      <style:text-properties officeooo:rsid="02a29a8c" officeooo:paragraph-rsid="02a46ca1"/>
    </style:style>
    <style:style style:name="P443" style:family="paragraph" style:parent-style-name="Standard">
      <style:text-properties officeooo:rsid="02a46ca1" officeooo:paragraph-rsid="02a46ca1"/>
    </style:style>
    <style:style style:name="P444" style:family="paragraph" style:parent-style-name="Standard">
      <style:text-properties officeooo:rsid="02a60ec4" officeooo:paragraph-rsid="02a60ec4"/>
    </style:style>
    <style:style style:name="P445" style:family="paragraph" style:parent-style-name="Standard">
      <style:text-properties officeooo:rsid="02a75022" officeooo:paragraph-rsid="02a75022"/>
    </style:style>
    <style:style style:name="P446" style:family="paragraph" style:parent-style-name="Standard">
      <style:text-properties officeooo:rsid="02a9a24b" officeooo:paragraph-rsid="02a9a24b"/>
    </style:style>
    <style:style style:name="P447" style:family="paragraph" style:parent-style-name="Standard">
      <style:text-properties officeooo:rsid="02aa3fe9" officeooo:paragraph-rsid="02aa3fe9"/>
    </style:style>
    <style:style style:name="P448" style:family="paragraph" style:parent-style-name="Standard">
      <style:text-properties officeooo:rsid="02ab342c" officeooo:paragraph-rsid="02ab342c"/>
    </style:style>
    <style:style style:name="P449" style:family="paragraph" style:parent-style-name="Standard">
      <style:text-properties officeooo:rsid="02ac60bb" officeooo:paragraph-rsid="02ac60bb"/>
    </style:style>
    <style:style style:name="P450" style:family="paragraph" style:parent-style-name="Standard">
      <style:text-properties officeooo:rsid="02afcd74" officeooo:paragraph-rsid="02afcd74"/>
    </style:style>
    <style:style style:name="P451" style:family="paragraph" style:parent-style-name="Standard">
      <style:text-properties officeooo:rsid="02b1dae4" officeooo:paragraph-rsid="02b1dae4"/>
    </style:style>
    <style:style style:name="P452" style:family="paragraph" style:parent-style-name="Standard">
      <style:text-properties officeooo:rsid="02b34d90" officeooo:paragraph-rsid="02b34d90"/>
    </style:style>
    <style:style style:name="P453" style:family="paragraph" style:parent-style-name="Standard">
      <style:text-properties officeooo:rsid="02b3754d" officeooo:paragraph-rsid="02b3754d"/>
    </style:style>
    <style:style style:name="P454" style:family="paragraph" style:parent-style-name="Standard">
      <style:text-properties officeooo:rsid="02b4fa7d" officeooo:paragraph-rsid="02b4fa7d"/>
    </style:style>
    <style:style style:name="P455" style:family="paragraph" style:parent-style-name="Standard">
      <style:text-properties officeooo:rsid="02b6f37a" officeooo:paragraph-rsid="02b6f37a"/>
    </style:style>
    <style:style style:name="P456" style:family="paragraph" style:parent-style-name="Standard">
      <style:text-properties officeooo:rsid="02b6f37a" officeooo:paragraph-rsid="02c87484"/>
    </style:style>
    <style:style style:name="P457" style:family="paragraph" style:parent-style-name="Standard">
      <style:text-properties officeooo:rsid="02cd3d14" officeooo:paragraph-rsid="02cd3d14"/>
    </style:style>
    <style:style style:name="P458" style:family="paragraph" style:parent-style-name="Standard">
      <style:text-properties officeooo:rsid="02cf4f0b" officeooo:paragraph-rsid="02cf4f0b"/>
    </style:style>
    <style:style style:name="P459" style:family="paragraph" style:parent-style-name="Standard">
      <style:text-properties officeooo:rsid="02cfb7d4" officeooo:paragraph-rsid="02cfb7d4"/>
    </style:style>
    <style:style style:name="P460" style:family="paragraph" style:parent-style-name="Standard">
      <style:text-properties officeooo:rsid="02cffe48" officeooo:paragraph-rsid="02cffe48"/>
    </style:style>
    <style:style style:name="P461" style:family="paragraph" style:parent-style-name="Standard">
      <style:text-properties officeooo:rsid="02d1d64e" officeooo:paragraph-rsid="02d1d64e"/>
    </style:style>
    <style:style style:name="P462" style:family="paragraph" style:parent-style-name="Standard">
      <style:text-properties officeooo:rsid="02d1d64e" officeooo:paragraph-rsid="02d2a217"/>
    </style:style>
    <style:style style:name="P463" style:family="paragraph" style:parent-style-name="Standard">
      <style:text-properties officeooo:rsid="02d2a217" officeooo:paragraph-rsid="02d2a217"/>
    </style:style>
    <style:style style:name="P464" style:family="paragraph" style:parent-style-name="Standard">
      <style:text-properties officeooo:rsid="02d3fb32" officeooo:paragraph-rsid="02d3fb32"/>
    </style:style>
    <style:style style:name="P465" style:family="paragraph" style:parent-style-name="Standard">
      <style:text-properties officeooo:rsid="02d8952f" officeooo:paragraph-rsid="02d8952f"/>
    </style:style>
    <style:style style:name="P466" style:family="paragraph" style:parent-style-name="Standard">
      <style:text-properties officeooo:rsid="02da1a18" officeooo:paragraph-rsid="02da1a18"/>
    </style:style>
    <style:style style:name="P467" style:family="paragraph" style:parent-style-name="Standard">
      <style:text-properties officeooo:rsid="02da1a18" officeooo:paragraph-rsid="02da3d88"/>
    </style:style>
    <style:style style:name="P468" style:family="paragraph" style:parent-style-name="Standard">
      <style:text-properties officeooo:rsid="02dc8440" officeooo:paragraph-rsid="02dc8440"/>
    </style:style>
    <style:style style:name="P469" style:family="paragraph" style:parent-style-name="Standard">
      <style:text-properties officeooo:rsid="02e2c1f2" officeooo:paragraph-rsid="02e2c1f2"/>
    </style:style>
    <style:style style:name="P470" style:family="paragraph" style:parent-style-name="Standard">
      <style:text-properties officeooo:rsid="02e2e099" officeooo:paragraph-rsid="02e2e099"/>
    </style:style>
    <style:style style:name="P471" style:family="paragraph" style:parent-style-name="Standard">
      <style:text-properties officeooo:rsid="02e80a02" officeooo:paragraph-rsid="02e80a02"/>
    </style:style>
    <style:style style:name="P472" style:family="paragraph" style:parent-style-name="Standard">
      <style:text-properties officeooo:rsid="02e8beb7" officeooo:paragraph-rsid="02e8beb7"/>
    </style:style>
    <style:style style:name="P473" style:family="paragraph" style:parent-style-name="Standard">
      <style:text-properties officeooo:rsid="02ea9144" officeooo:paragraph-rsid="02ea9144"/>
    </style:style>
    <style:style style:name="P474" style:family="paragraph" style:parent-style-name="Standard">
      <style:text-properties officeooo:rsid="02ec4ad0" officeooo:paragraph-rsid="02ec4ad0"/>
    </style:style>
    <style:style style:name="P475" style:family="paragraph" style:parent-style-name="Standard">
      <style:text-properties officeooo:rsid="02ec9e6e" officeooo:paragraph-rsid="02ec9e6e"/>
    </style:style>
    <style:style style:name="P476" style:family="paragraph" style:parent-style-name="Standard">
      <style:text-properties officeooo:rsid="02ed859f" officeooo:paragraph-rsid="02ed859f"/>
    </style:style>
    <style:style style:name="P477" style:family="paragraph" style:parent-style-name="Standard">
      <style:text-properties officeooo:rsid="02ed859f" officeooo:paragraph-rsid="02ef2efa"/>
    </style:style>
    <style:style style:name="P478" style:family="paragraph" style:parent-style-name="Standard">
      <style:text-properties officeooo:rsid="02f3698e" officeooo:paragraph-rsid="02ef2efa"/>
    </style:style>
    <style:style style:name="P479" style:family="paragraph" style:parent-style-name="Standard">
      <style:text-properties officeooo:rsid="02f3698e" officeooo:paragraph-rsid="02f3698e"/>
    </style:style>
    <style:style style:name="P480" style:family="paragraph" style:parent-style-name="Standard">
      <style:text-properties officeooo:rsid="02f48587" officeooo:paragraph-rsid="02f48587"/>
    </style:style>
    <style:style style:name="P481" style:family="paragraph" style:parent-style-name="Standard">
      <style:text-properties officeooo:rsid="02fa1797" officeooo:paragraph-rsid="02fa1797"/>
    </style:style>
    <style:style style:name="P482" style:family="paragraph" style:parent-style-name="Standard">
      <style:text-properties officeooo:rsid="02fa7568" officeooo:paragraph-rsid="02fed872"/>
    </style:style>
    <style:style style:name="P483" style:family="paragraph" style:parent-style-name="Standard">
      <style:text-properties officeooo:rsid="02fa7568" officeooo:paragraph-rsid="02ff9756"/>
    </style:style>
    <style:style style:name="P484" style:family="paragraph" style:parent-style-name="Standard">
      <style:text-properties officeooo:rsid="0302ef33" officeooo:paragraph-rsid="0302ef33"/>
    </style:style>
    <style:style style:name="P485" style:family="paragraph" style:parent-style-name="Standard">
      <style:text-properties officeooo:rsid="0308bd30" officeooo:paragraph-rsid="0308bd30"/>
    </style:style>
    <style:style style:name="P486" style:family="paragraph" style:parent-style-name="Standard">
      <style:text-properties officeooo:rsid="02c87484" officeooo:paragraph-rsid="02c87484"/>
    </style:style>
    <style:style style:name="P487" style:family="paragraph" style:parent-style-name="Standard">
      <style:text-properties officeooo:rsid="02da3d88" officeooo:paragraph-rsid="02da3d88"/>
    </style:style>
    <style:style style:name="P488" style:family="paragraph" style:parent-style-name="Standard">
      <style:text-properties officeooo:rsid="02fed872" officeooo:paragraph-rsid="02ff9756"/>
    </style:style>
    <style:style style:name="P489" style:family="paragraph" style:parent-style-name="Standard">
      <style:text-properties officeooo:rsid="02ff9756" officeooo:paragraph-rsid="02ff9756"/>
    </style:style>
    <style:style style:name="P490" style:family="paragraph" style:parent-style-name="Standard">
      <style:text-properties officeooo:rsid="030a8fb2" officeooo:paragraph-rsid="030a8fb2"/>
    </style:style>
    <style:style style:name="P491" style:family="paragraph" style:parent-style-name="Standard">
      <style:text-properties officeooo:rsid="030b4c33" officeooo:paragraph-rsid="030b4c33"/>
    </style:style>
    <style:style style:name="P492" style:family="paragraph" style:parent-style-name="Standard">
      <style:text-properties officeooo:rsid="030b5077" officeooo:paragraph-rsid="030b5077"/>
    </style:style>
    <style:style style:name="P493" style:family="paragraph" style:parent-style-name="Standard">
      <style:text-properties officeooo:rsid="030d09df" officeooo:paragraph-rsid="030d09df"/>
    </style:style>
    <style:style style:name="P494" style:family="paragraph" style:parent-style-name="Standard">
      <style:text-properties officeooo:rsid="030ed1bd" officeooo:paragraph-rsid="030ed1bd"/>
    </style:style>
    <style:style style:name="P495" style:family="paragraph" style:parent-style-name="Standard">
      <style:text-properties officeooo:rsid="03113be6" officeooo:paragraph-rsid="03113be6"/>
    </style:style>
    <style:style style:name="P496" style:family="paragraph" style:parent-style-name="Standard">
      <style:text-properties officeooo:rsid="03113be6" officeooo:paragraph-rsid="03114416"/>
    </style:style>
    <style:style style:name="P497" style:family="paragraph" style:parent-style-name="Standard">
      <style:text-properties officeooo:rsid="03114416" officeooo:paragraph-rsid="03114416"/>
    </style:style>
    <style:style style:name="P498" style:family="paragraph" style:parent-style-name="Standard">
      <style:text-properties officeooo:rsid="03133ed0" officeooo:paragraph-rsid="03133ed0"/>
    </style:style>
    <style:style style:name="P499" style:family="paragraph" style:parent-style-name="Standard">
      <style:text-properties officeooo:rsid="03133ed0" officeooo:paragraph-rsid="03144edb"/>
    </style:style>
    <style:style style:name="P500" style:family="paragraph" style:parent-style-name="Standard">
      <style:text-properties officeooo:rsid="0316da61" officeooo:paragraph-rsid="0316da61"/>
    </style:style>
    <style:style style:name="P501" style:family="paragraph" style:parent-style-name="Standard">
      <style:text-properties officeooo:rsid="0318fbb2" officeooo:paragraph-rsid="0318fbb2"/>
    </style:style>
    <style:style style:name="P502" style:family="paragraph" style:parent-style-name="Standard">
      <style:text-properties officeooo:rsid="031941fe" officeooo:paragraph-rsid="031941fe"/>
    </style:style>
    <style:style style:name="P503" style:family="paragraph" style:parent-style-name="Standard">
      <style:text-properties officeooo:rsid="031b3d9d" officeooo:paragraph-rsid="031b3d9d"/>
    </style:style>
    <style:style style:name="P504" style:family="paragraph" style:parent-style-name="Standard">
      <style:text-properties officeooo:rsid="03144edb" officeooo:paragraph-rsid="03144edb"/>
    </style:style>
    <style:style style:name="P505" style:family="paragraph" style:parent-style-name="Standard">
      <style:text-properties officeooo:rsid="031e088c" officeooo:paragraph-rsid="031e088c"/>
    </style:style>
    <style:style style:name="P506" style:family="paragraph" style:parent-style-name="Standard">
      <style:text-properties officeooo:rsid="03219b94" officeooo:paragraph-rsid="03219b94"/>
    </style:style>
    <style:style style:name="P507" style:family="paragraph" style:parent-style-name="Standard">
      <style:text-properties officeooo:rsid="0321af33" officeooo:paragraph-rsid="0321af33"/>
    </style:style>
    <style:style style:name="P508" style:family="paragraph" style:parent-style-name="Standard">
      <style:text-properties officeooo:rsid="03237e4d" officeooo:paragraph-rsid="03237e4d"/>
    </style:style>
    <style:style style:name="P509" style:family="paragraph" style:parent-style-name="Standard">
      <style:text-properties officeooo:rsid="0324af3e" officeooo:paragraph-rsid="0324af3e"/>
    </style:style>
    <style:style style:name="P510" style:family="paragraph" style:parent-style-name="Standard">
      <style:text-properties officeooo:rsid="0324af3e" officeooo:paragraph-rsid="03251b83"/>
    </style:style>
    <style:style style:name="P511" style:family="paragraph" style:parent-style-name="Standard">
      <style:text-properties officeooo:rsid="0324af3e" officeooo:paragraph-rsid="032a54cb"/>
    </style:style>
    <style:style style:name="P512" style:family="paragraph" style:parent-style-name="Standard">
      <style:text-properties officeooo:rsid="032ced70" officeooo:paragraph-rsid="032ea7f2"/>
    </style:style>
    <style:style style:name="P513" style:family="paragraph" style:parent-style-name="Standard">
      <style:text-properties officeooo:rsid="032f2014" officeooo:paragraph-rsid="032f2014"/>
    </style:style>
    <style:style style:name="P514" style:family="paragraph" style:parent-style-name="Standard">
      <style:text-properties officeooo:rsid="032ff7f6" officeooo:paragraph-rsid="032ff7f6"/>
    </style:style>
    <style:style style:name="P515" style:family="paragraph" style:parent-style-name="Standard">
      <style:text-properties officeooo:rsid="032ff7f6" officeooo:paragraph-rsid="0330ceaa"/>
    </style:style>
    <style:style style:name="P516" style:family="paragraph" style:parent-style-name="Standard">
      <style:text-properties officeooo:rsid="032ff7f6" officeooo:paragraph-rsid="0331b879"/>
    </style:style>
    <style:style style:name="P517" style:family="paragraph" style:parent-style-name="Standard">
      <style:text-properties officeooo:rsid="03325b98" officeooo:paragraph-rsid="03325b98"/>
    </style:style>
    <style:style style:name="P518" style:family="paragraph" style:parent-style-name="Standard">
      <style:text-properties officeooo:rsid="03343183" officeooo:paragraph-rsid="03343183"/>
    </style:style>
    <style:style style:name="P519" style:family="paragraph" style:parent-style-name="Standard">
      <style:text-properties officeooo:rsid="0326f9f0" officeooo:paragraph-rsid="032a54cb"/>
    </style:style>
    <style:style style:name="P520" style:family="paragraph" style:parent-style-name="Standard">
      <style:text-properties officeooo:rsid="032a54cb" officeooo:paragraph-rsid="032a54cb"/>
    </style:style>
    <style:style style:name="P521" style:family="paragraph" style:parent-style-name="Standard">
      <style:text-properties officeooo:rsid="032b1602" officeooo:paragraph-rsid="032a54cb"/>
    </style:style>
    <style:style style:name="P522" style:family="paragraph" style:parent-style-name="Standard">
      <style:text-properties officeooo:rsid="032ea7f2" officeooo:paragraph-rsid="032ea7f2"/>
    </style:style>
    <style:style style:name="P523" style:family="paragraph" style:parent-style-name="Standard">
      <style:text-properties officeooo:rsid="0330ceaa" officeooo:paragraph-rsid="0330ceaa"/>
    </style:style>
    <style:style style:name="P524" style:family="paragraph" style:parent-style-name="Standard">
      <style:text-properties officeooo:rsid="0331b879" officeooo:paragraph-rsid="0331b879"/>
    </style:style>
    <style:style style:name="P525" style:family="paragraph" style:parent-style-name="Standard">
      <style:text-properties officeooo:rsid="03395029" officeooo:paragraph-rsid="03395029"/>
    </style:style>
    <style:style style:name="P526" style:family="paragraph" style:parent-style-name="Standard">
      <style:text-properties officeooo:rsid="01be9048" officeooo:paragraph-rsid="01be9048"/>
    </style:style>
    <style:style style:name="P527" style:family="paragraph" style:parent-style-name="Standard">
      <style:text-properties officeooo:rsid="033a044a" officeooo:paragraph-rsid="033a044a"/>
    </style:style>
    <style:style style:name="P528" style:family="paragraph" style:parent-style-name="Standard">
      <style:text-properties officeooo:rsid="033a4a89" officeooo:paragraph-rsid="033a4a89"/>
    </style:style>
    <style:style style:name="P529" style:family="paragraph" style:parent-style-name="Standard">
      <style:text-properties officeooo:rsid="033c1f79" officeooo:paragraph-rsid="033c1f79"/>
    </style:style>
    <style:style style:name="P530" style:family="paragraph" style:parent-style-name="Standard">
      <style:text-properties officeooo:rsid="033d542a" officeooo:paragraph-rsid="033d542a"/>
    </style:style>
    <style:style style:name="P531" style:family="paragraph" style:parent-style-name="Standard">
      <style:text-properties officeooo:rsid="033f15ca" officeooo:paragraph-rsid="033f15ca"/>
    </style:style>
    <style:style style:name="P532" style:family="paragraph" style:parent-style-name="Standard">
      <style:text-properties officeooo:rsid="03410689" officeooo:paragraph-rsid="0341bdac"/>
    </style:style>
    <style:style style:name="P533" style:family="paragraph" style:parent-style-name="Standard">
      <style:text-properties officeooo:rsid="03422653" officeooo:paragraph-rsid="03422653"/>
    </style:style>
    <style:style style:name="P534" style:family="paragraph" style:parent-style-name="Standard">
      <style:text-properties officeooo:rsid="03462551" officeooo:paragraph-rsid="03462551"/>
    </style:style>
    <style:style style:name="P535" style:family="paragraph" style:parent-style-name="Standard">
      <style:text-properties officeooo:rsid="03462551" officeooo:paragraph-rsid="03480d12"/>
    </style:style>
    <style:style style:name="P536" style:family="paragraph" style:parent-style-name="Standard">
      <style:text-properties officeooo:rsid="03480d12" officeooo:paragraph-rsid="03480d12"/>
    </style:style>
    <style:style style:name="P537" style:family="paragraph" style:parent-style-name="Standard">
      <style:text-properties officeooo:rsid="03480d12" officeooo:paragraph-rsid="03480d12"/>
    </style:style>
    <style:style style:name="P538" style:family="paragraph" style:parent-style-name="Standard">
      <style:text-properties officeooo:rsid="03422653" officeooo:paragraph-rsid="034af9f4"/>
    </style:style>
    <style:style style:name="P539" style:family="paragraph" style:parent-style-name="Standard">
      <style:text-properties officeooo:rsid="034d1807" officeooo:paragraph-rsid="034d1807"/>
    </style:style>
    <style:style style:name="P540" style:family="paragraph" style:parent-style-name="Standard">
      <style:text-properties officeooo:rsid="034d1807" officeooo:paragraph-rsid="034f895c"/>
    </style:style>
    <style:style style:name="P541" style:family="paragraph" style:parent-style-name="Standard">
      <style:text-properties officeooo:rsid="034d1807" officeooo:paragraph-rsid="034f9421"/>
    </style:style>
    <style:style style:name="P542" style:family="paragraph" style:parent-style-name="Standard">
      <style:text-properties officeooo:rsid="034d1807" officeooo:paragraph-rsid="0350efa5"/>
    </style:style>
    <style:style style:name="P543" style:family="paragraph" style:parent-style-name="Standard">
      <style:text-properties officeooo:rsid="0350efa5" officeooo:paragraph-rsid="0350efa5"/>
    </style:style>
    <style:style style:name="P544" style:family="paragraph" style:parent-style-name="Standard">
      <style:text-properties officeooo:rsid="0350efa5" officeooo:paragraph-rsid="0351045a"/>
    </style:style>
    <style:style style:name="P545" style:family="paragraph" style:parent-style-name="Standard">
      <style:text-properties officeooo:rsid="03519483" officeooo:paragraph-rsid="03519483"/>
    </style:style>
    <style:style style:name="P546" style:family="paragraph" style:parent-style-name="Standard">
      <style:text-properties officeooo:rsid="03462551" officeooo:paragraph-rsid="03462551"/>
    </style:style>
    <style:style style:name="P547" style:family="paragraph" style:parent-style-name="Standard">
      <style:text-properties officeooo:rsid="03462551" officeooo:paragraph-rsid="036a1a3c"/>
    </style:style>
    <style:style style:name="P548" style:family="paragraph" style:parent-style-name="Standard">
      <style:text-properties officeooo:rsid="035323a4" officeooo:paragraph-rsid="035323a4"/>
    </style:style>
    <style:style style:name="P549" style:family="paragraph" style:parent-style-name="Standard">
      <style:text-properties officeooo:rsid="03533863" officeooo:paragraph-rsid="03533863"/>
    </style:style>
    <style:style style:name="P550" style:family="paragraph" style:parent-style-name="Standard">
      <style:text-properties officeooo:rsid="03554626" officeooo:paragraph-rsid="03554626"/>
    </style:style>
    <style:style style:name="P551" style:family="paragraph" style:parent-style-name="Standard">
      <style:text-properties officeooo:rsid="03582666" officeooo:paragraph-rsid="03582666"/>
    </style:style>
    <style:style style:name="P552" style:family="paragraph" style:parent-style-name="Standard">
      <style:text-properties officeooo:rsid="035a50d3" officeooo:paragraph-rsid="035a50d3"/>
    </style:style>
    <style:style style:name="P553" style:family="paragraph" style:parent-style-name="Standard">
      <style:text-properties officeooo:rsid="035c7c94" officeooo:paragraph-rsid="035c7c94"/>
    </style:style>
    <style:style style:name="P554" style:family="paragraph" style:parent-style-name="Standard">
      <style:text-properties officeooo:rsid="035de5be" officeooo:paragraph-rsid="035de5be"/>
    </style:style>
    <style:style style:name="P555" style:family="paragraph" style:parent-style-name="Standard">
      <style:text-properties officeooo:rsid="035f0097" officeooo:paragraph-rsid="035f0097"/>
    </style:style>
    <style:style style:name="P556" style:family="paragraph" style:parent-style-name="Standard">
      <style:text-properties officeooo:rsid="03648ca1" officeooo:paragraph-rsid="03648ca1"/>
    </style:style>
    <style:style style:name="P557" style:family="paragraph" style:parent-style-name="Standard">
      <style:text-properties officeooo:rsid="03648ca1" officeooo:paragraph-rsid="03649a00"/>
    </style:style>
    <style:style style:name="P558" style:family="paragraph" style:parent-style-name="Standard">
      <style:text-properties officeooo:rsid="03649a00" officeooo:paragraph-rsid="03649a00"/>
    </style:style>
    <style:style style:name="P559" style:family="paragraph" style:parent-style-name="Standard">
      <style:text-properties officeooo:rsid="03649a00" officeooo:paragraph-rsid="03462551"/>
    </style:style>
    <style:style style:name="P560" style:family="paragraph" style:parent-style-name="Standard">
      <style:text-properties officeooo:rsid="03655eb1" officeooo:paragraph-rsid="03655eb1"/>
    </style:style>
    <style:style style:name="P561" style:family="paragraph" style:parent-style-name="Standard">
      <style:text-properties officeooo:rsid="036a1a3c" officeooo:paragraph-rsid="036a1a3c"/>
    </style:style>
    <style:style style:name="P562" style:family="paragraph" style:parent-style-name="Standard">
      <style:text-properties officeooo:rsid="036c11e6" officeooo:paragraph-rsid="036c11e6"/>
    </style:style>
    <style:style style:name="P563" style:family="paragraph" style:parent-style-name="Standard">
      <style:text-properties officeooo:rsid="036c11e6" officeooo:paragraph-rsid="036dda5f"/>
    </style:style>
    <style:style style:name="P564" style:family="paragraph" style:parent-style-name="Standard">
      <style:text-properties officeooo:rsid="036c11e6" officeooo:paragraph-rsid="036f4830"/>
    </style:style>
    <style:style style:name="P565" style:family="paragraph" style:parent-style-name="Standard">
      <style:text-properties officeooo:rsid="036f4830" officeooo:paragraph-rsid="036f4830"/>
    </style:style>
    <style:style style:name="P566" style:family="paragraph" style:parent-style-name="Standard">
      <style:text-properties officeooo:rsid="037338bf" officeooo:paragraph-rsid="03747ca0"/>
    </style:style>
    <style:style style:name="P567" style:family="paragraph" style:parent-style-name="Standard">
      <style:text-properties officeooo:rsid="037338bf" officeooo:paragraph-rsid="03747d17"/>
    </style:style>
    <style:style style:name="P568" style:family="paragraph" style:parent-style-name="Standard">
      <style:text-properties officeooo:rsid="03747d17" officeooo:paragraph-rsid="03747d17"/>
    </style:style>
    <style:style style:name="P569" style:family="paragraph" style:parent-style-name="Standard">
      <style:text-properties officeooo:rsid="03747d17" officeooo:paragraph-rsid="037b5da4"/>
    </style:style>
    <style:style style:name="P570" style:family="paragraph" style:parent-style-name="Standard">
      <style:text-properties officeooo:rsid="0375a9d0" officeooo:paragraph-rsid="0375a9d0"/>
    </style:style>
    <style:style style:name="P571" style:family="paragraph" style:parent-style-name="Standard">
      <style:text-properties officeooo:rsid="03762db1" officeooo:paragraph-rsid="03762db1"/>
    </style:style>
    <style:style style:name="P572" style:family="paragraph" style:parent-style-name="Standard">
      <style:text-properties officeooo:rsid="037918c7" officeooo:paragraph-rsid="037918c7"/>
    </style:style>
    <style:style style:name="P573" style:family="paragraph" style:parent-style-name="Standard">
      <style:text-properties officeooo:rsid="037cc54f" officeooo:paragraph-rsid="037cc54f"/>
    </style:style>
    <style:style style:name="P574" style:family="paragraph" style:parent-style-name="Standard">
      <style:text-properties officeooo:rsid="037e84b2" officeooo:paragraph-rsid="037e84b2"/>
    </style:style>
    <style:style style:name="P575" style:family="paragraph" style:parent-style-name="Standard">
      <style:text-properties officeooo:rsid="038126c9" officeooo:paragraph-rsid="03807f0e"/>
    </style:style>
    <style:style style:name="P576" style:family="paragraph" style:parent-style-name="Standard">
      <style:text-properties officeooo:rsid="038126c9" officeooo:paragraph-rsid="038126c9"/>
    </style:style>
    <style:style style:name="P577" style:family="paragraph" style:parent-style-name="Standard">
      <style:text-properties officeooo:rsid="0383edc8" officeooo:paragraph-rsid="0383edc8"/>
    </style:style>
    <style:style style:name="P578" style:family="paragraph" style:parent-style-name="Standard">
      <style:text-properties officeooo:rsid="03873250" officeooo:paragraph-rsid="03873250"/>
    </style:style>
    <style:style style:name="P579" style:family="paragraph" style:parent-style-name="Standard">
      <style:text-properties officeooo:rsid="03873250" officeooo:paragraph-rsid="0388e68c"/>
    </style:style>
    <style:style style:name="P580" style:family="paragraph" style:parent-style-name="Standard">
      <style:text-properties officeooo:rsid="000b50c7" officeooo:paragraph-rsid="000c6c3c"/>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f7af"/>
    </style:style>
    <style:style style:name="T410" style:family="text">
      <style:text-properties officeooo:rsid="02de38b1"/>
    </style:style>
    <style:style style:name="T411" style:family="text">
      <style:text-properties officeooo:rsid="02e11cf9"/>
    </style:style>
    <style:style style:name="T412" style:family="text">
      <style:text-properties officeooo:rsid="02e38bf4"/>
    </style:style>
    <style:style style:name="T413" style:family="text">
      <style:text-properties officeooo:rsid="02e477b7"/>
    </style:style>
    <style:style style:name="T414" style:family="text">
      <style:text-properties officeooo:rsid="02e4947e"/>
    </style:style>
    <style:style style:name="T415" style:family="text">
      <style:text-properties officeooo:rsid="02e7f9dc"/>
    </style:style>
    <style:style style:name="T416" style:family="text">
      <style:text-properties officeooo:rsid="02e985fc"/>
    </style:style>
    <style:style style:name="T417" style:family="text">
      <style:text-properties officeooo:rsid="02ea9144"/>
    </style:style>
    <style:style style:name="T418" style:family="text">
      <style:text-properties officeooo:rsid="02ed859f"/>
    </style:style>
    <style:style style:name="T419" style:family="text">
      <style:text-properties officeooo:rsid="02edcd3b"/>
    </style:style>
    <style:style style:name="T420" style:family="text">
      <style:text-properties officeooo:rsid="02f7a528"/>
    </style:style>
    <style:style style:name="T421" style:family="text">
      <style:text-properties officeooo:rsid="02fcfe0c"/>
    </style:style>
    <style:style style:name="T422" style:family="text">
      <style:text-properties officeooo:rsid="0302ef33"/>
    </style:style>
    <style:style style:name="T423" style:family="text">
      <style:text-properties officeooo:rsid="03064e65"/>
    </style:style>
    <style:style style:name="T424" style:family="text">
      <style:text-properties officeooo:rsid="03078c5a"/>
    </style:style>
    <style:style style:name="T425" style:family="text">
      <style:text-properties officeooo:rsid="030ada58"/>
    </style:style>
    <style:style style:name="T426" style:family="text">
      <style:text-properties officeooo:rsid="030b5077"/>
    </style:style>
    <style:style style:name="T427" style:family="text">
      <style:text-properties officeooo:rsid="030d09df"/>
    </style:style>
    <style:style style:name="T428" style:family="text">
      <style:text-properties officeooo:rsid="030ed1bd"/>
    </style:style>
    <style:style style:name="T429" style:family="text">
      <style:text-properties officeooo:rsid="030fc4e1"/>
    </style:style>
    <style:style style:name="T430" style:family="text">
      <style:text-properties officeooo:rsid="03114416"/>
    </style:style>
    <style:style style:name="T431" style:family="text">
      <style:text-properties officeooo:rsid="03144edb"/>
    </style:style>
    <style:style style:name="T432" style:family="text">
      <style:text-properties officeooo:rsid="0316da61"/>
    </style:style>
    <style:style style:name="T433" style:family="text">
      <style:text-properties officeooo:rsid="0318d3dd"/>
    </style:style>
    <style:style style:name="T434" style:family="text">
      <style:text-properties officeooo:rsid="031941fe"/>
    </style:style>
    <style:style style:name="T435" style:family="text">
      <style:text-properties officeooo:rsid="031b2a12"/>
    </style:style>
    <style:style style:name="T436" style:family="text">
      <style:text-properties officeooo:rsid="031d7f23"/>
    </style:style>
    <style:style style:name="T437" style:family="text">
      <style:text-properties officeooo:rsid="031ebc54"/>
    </style:style>
    <style:style style:name="T438" style:family="text">
      <style:text-properties officeooo:rsid="03219fd0"/>
    </style:style>
    <style:style style:name="T439" style:family="text">
      <style:text-properties officeooo:rsid="0321af33"/>
    </style:style>
    <style:style style:name="T440" style:family="text">
      <style:text-properties officeooo:rsid="0326f9f0"/>
    </style:style>
    <style:style style:name="T441" style:family="text">
      <style:text-properties officeooo:rsid="032ea7f2"/>
    </style:style>
    <style:style style:name="T442" style:family="text">
      <style:text-properties officeooo:rsid="032f2014"/>
    </style:style>
    <style:style style:name="T443" style:family="text">
      <style:text-properties officeooo:rsid="032ff7f6"/>
    </style:style>
    <style:style style:name="T444" style:family="text">
      <style:text-properties officeooo:rsid="0330ceaa"/>
    </style:style>
    <style:style style:name="T445" style:family="text">
      <style:text-properties officeooo:rsid="03341457"/>
    </style:style>
    <style:style style:name="T446" style:family="text">
      <style:text-properties officeooo:rsid="03343183"/>
    </style:style>
    <style:style style:name="T447" style:family="text">
      <style:text-properties officeooo:rsid="03361933"/>
    </style:style>
    <style:style style:name="T448" style:family="text">
      <style:text-properties officeooo:rsid="0337cd00"/>
    </style:style>
    <style:style style:name="T449" style:family="text">
      <style:text-properties officeooo:rsid="03387452"/>
    </style:style>
    <style:style style:name="T450" style:family="text">
      <style:text-properties officeooo:rsid="033a044a"/>
    </style:style>
    <style:style style:name="T451" style:family="text">
      <style:text-properties officeooo:rsid="033f15ca"/>
    </style:style>
    <style:style style:name="T452" style:family="text">
      <style:text-properties officeooo:rsid="0341bdac"/>
    </style:style>
    <style:style style:name="T453" style:family="text">
      <style:text-properties officeooo:rsid="0343e3a4"/>
    </style:style>
    <style:style style:name="T454" style:family="text">
      <style:text-properties officeooo:rsid="03462551"/>
    </style:style>
    <style:style style:name="T455" style:family="text">
      <style:text-properties officeooo:rsid="01be9048"/>
    </style:style>
    <style:style style:name="T456" style:family="text">
      <style:text-properties officeooo:rsid="03480d12"/>
    </style:style>
    <style:style style:name="T457" style:family="text">
      <style:text-properties officeooo:rsid="0349a72e"/>
    </style:style>
    <style:style style:name="T458" style:family="text">
      <style:text-properties officeooo:rsid="034be136"/>
    </style:style>
    <style:style style:name="T459" style:family="text">
      <style:text-properties officeooo:rsid="034d1807"/>
    </style:style>
    <style:style style:name="T460" style:family="text">
      <style:text-properties officeooo:rsid="034f895c"/>
    </style:style>
    <style:style style:name="T461" style:family="text">
      <style:text-properties officeooo:rsid="034f9421"/>
    </style:style>
    <style:style style:name="T462" style:family="text">
      <style:text-properties officeooo:rsid="0350efa5"/>
    </style:style>
    <style:style style:name="T463" style:family="text">
      <style:text-properties officeooo:rsid="0351045a"/>
    </style:style>
    <style:style style:name="T464" style:family="text">
      <style:text-properties officeooo:rsid="03519483"/>
    </style:style>
    <style:style style:name="T465" style:family="text">
      <style:text-properties officeooo:rsid="03526dd2"/>
    </style:style>
    <style:style style:name="T466" style:family="text">
      <style:text-properties officeooo:rsid="03543523"/>
    </style:style>
    <style:style style:name="T467" style:family="text">
      <style:text-properties officeooo:rsid="03554626"/>
    </style:style>
    <style:style style:name="T468" style:family="text">
      <style:text-properties officeooo:rsid="0356f334"/>
    </style:style>
    <style:style style:name="T469" style:family="text">
      <style:text-properties officeooo:rsid="03582666"/>
    </style:style>
    <style:style style:name="T470" style:family="text">
      <style:text-properties officeooo:rsid="0358605f"/>
    </style:style>
    <style:style style:name="T471" style:family="text">
      <style:text-properties officeooo:rsid="035a50d3"/>
    </style:style>
    <style:style style:name="T472" style:family="text">
      <style:text-properties officeooo:rsid="035b5239"/>
    </style:style>
    <style:style style:name="T473" style:family="text">
      <style:text-properties officeooo:rsid="035d16ac"/>
    </style:style>
    <style:style style:name="T474" style:family="text">
      <style:text-properties officeooo:rsid="035f0097"/>
    </style:style>
    <style:style style:name="T475" style:family="text">
      <style:text-properties officeooo:rsid="036007ce"/>
    </style:style>
    <style:style style:name="T476" style:family="text">
      <style:text-properties officeooo:rsid="0361da22"/>
    </style:style>
    <style:style style:name="T477" style:family="text">
      <style:text-properties officeooo:rsid="0362da19"/>
    </style:style>
    <style:style style:name="T478" style:family="text">
      <style:text-properties officeooo:rsid="03649a00"/>
    </style:style>
    <style:style style:name="T479" style:family="text">
      <style:text-properties officeooo:rsid="03673cfd"/>
    </style:style>
    <style:style style:name="T480" style:family="text">
      <style:text-properties officeooo:rsid="0367423b"/>
    </style:style>
    <style:style style:name="T481" style:family="text">
      <style:text-properties officeooo:rsid="036847ef"/>
    </style:style>
    <style:style style:name="T482" style:family="text">
      <style:text-properties officeooo:rsid="036ac5af"/>
    </style:style>
    <style:style style:name="T483" style:family="text">
      <style:text-properties officeooo:rsid="036dda5f"/>
    </style:style>
    <style:style style:name="T484" style:family="text">
      <style:text-properties officeooo:rsid="036fc63b"/>
    </style:style>
    <style:style style:name="T485" style:family="text">
      <style:text-properties officeooo:rsid="03747d17"/>
    </style:style>
    <style:style style:name="T486" style:family="text">
      <style:text-properties officeooo:rsid="0374fa12"/>
    </style:style>
    <style:style style:name="T487" style:family="text">
      <style:text-properties officeooo:rsid="03762db1"/>
    </style:style>
    <style:style style:name="T488" style:family="text">
      <style:text-properties officeooo:rsid="03769a14"/>
    </style:style>
    <style:style style:name="T489" style:family="text">
      <style:text-properties officeooo:rsid="0377746b"/>
    </style:style>
    <style:style style:name="T490" style:family="text">
      <style:text-properties officeooo:rsid="037918c7"/>
    </style:style>
    <style:style style:name="T491" style:family="text">
      <style:text-properties officeooo:rsid="037af3ab"/>
    </style:style>
    <style:style style:name="T492" style:family="text">
      <style:text-properties officeooo:rsid="037c97f2"/>
    </style:style>
    <style:style style:name="T493" style:family="text">
      <style:text-properties officeooo:rsid="037cc54f"/>
    </style:style>
    <style:style style:name="T494" style:family="text">
      <style:text-properties officeooo:rsid="03826ef1"/>
    </style:style>
    <style:style style:name="T495" style:family="text">
      <style:text-properties officeooo:rsid="03829ca2"/>
    </style:style>
    <style:style style:name="T496" style:family="text">
      <style:text-properties officeooo:rsid="03831234"/>
    </style:style>
    <style:style style:name="T497" style:family="text">
      <style:text-properties officeooo:rsid="03832cc6"/>
    </style:style>
    <style:style style:name="T498" style:family="text">
      <style:text-properties officeooo:rsid="0385fb83"/>
    </style:style>
    <style:style style:name="T499" style:family="text">
      <style:text-properties officeooo:rsid="0388e68c"/>
    </style:style>
    <style:style style:name="T500" style:family="text">
      <style:text-properties officeooo:rsid="038b0465"/>
    </style:style>
    <style:style style:name="T501" style:family="text">
      <style:text-properties officeooo:rsid="038c6bb0"/>
    </style:style>
    <style:style style:name="T502" style:family="text">
      <style:text-properties officeooo:rsid="03906d25"/>
    </style:style>
    <style:style style:name="T503" style:family="text">
      <style:text-properties officeooo:rsid="03968667"/>
    </style:style>
    <style:style style:name="T504" style:family="text">
      <style:text-properties officeooo:rsid="03988101"/>
    </style:style>
    <style:style style:name="T505" style:family="text">
      <style:text-properties officeooo:rsid="03994ca4"/>
    </style:style>
    <style:style style:name="T506" style:family="text">
      <style:text-properties officeooo:rsid="039a8e97"/>
    </style:style>
    <style:style style:name="T507" style:family="text">
      <style:text-properties officeooo:rsid="039c1090"/>
    </style:style>
    <style:style style:name="T508" style:family="text">
      <style:text-properties officeooo:rsid="039dadcd"/>
    </style:style>
    <style:style style:name="T509" style:family="text">
      <style:text-properties officeooo:rsid="039ed27b"/>
    </style:style>
    <style:style style:name="T510" style:family="text">
      <style:text-properties officeooo:rsid="039f1830"/>
    </style:style>
    <style:style style:name="T511" style:family="text">
      <style:text-properties officeooo:rsid="039f7007"/>
    </style:style>
    <style:style style:name="T512" style:family="text">
      <style:text-properties officeooo:rsid="03a168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text:span text:style-name="T500">distanced</text:span>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text:span text:style-name="T501">ed </text:span>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n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languag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ext:span text:style-name="T502">T</text:span>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ext:soft-page-break/>The riverman cursed loudly. </text:p>
      <text:p text:style-name="P8"/>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We got to the left.” The guide asked, clearly trying to reassure himself. </text:p>
      <text:p text:style-name="P8"/>
      <text:p text:style-name="P8">“<text:span text:style-name="T504">Of course</text:span>.”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text:span text:style-name="T505">bizarrely</text:span>, the water was flowing without turbulence but with frightening speed. </text:p>
      <text:p text:style-name="P10"><text:soft-page-break/></text:p>
      <text:p text:style-name="P10">“Its deep here. And no one who gets thrown into it has ever been seen again. Mapmaker, gods, its must be easy to draw a line on a paper, but <text:span text:style-name="T505">there’s</text:span>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text:span text:style-name="T506">n</text:span>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text:span text:style-name="T507">impact</text:span>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text:span text:style-name="T508">undoubtedly</text:span> had countless months of experience on the river, this was a place one simply avoided. Rapids were not familiar to him. So when the boat struck, he was crouched, both hands dutifully on the tiller, trying to avoid the rock. Only too late did he realize the danger, and Quentin for a <text:span text:style-name="T509">brief</text:span> second, frozen in time, saw a look of terror overcome the other man.</text:p>
      <text:p text:style-name="P11"/>
      <text:p text:style-name="P11"><text:soft-page-break/>The spray enveloped them, blinding them for good. There was nothing that Quentin could do but cling on and hop<text:span text:style-name="T510">e</text:span>. The boat shook beneath them, shuddered again, then dropped, soaking them completely as waves washed over the bow.</text:p>
      <text:p text:style-name="P11"/>
      <text:p text:style-name="P11">“Oh heavenly star, moon w<text:span text:style-name="T512">h</text:span>i<text:span text:style-name="T512">c</text:span>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text:soft-page-break/>and shot down in cool waves. <text:span text:style-name="T10">He stared mesmerized at the perfect orb as it rose above the horizon and 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text:soft-page-break/>from his chest. </text:p>
      <text:p text:style-name="P15">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text:soft-page-break/></text:p>
      <text:p text:style-name="P16">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text:soft-page-break/></text:p>
      <text:p text:style-name="P21">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text:soft-page-break/>nonexistence which threatened to take them with it. <text:s/></text:p>
      <text:p text:style-name="P26">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text:soft-page-break/></text:p>
      <text:p text:style-name="P30">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text:soft-page-break/></text:p>
      <text:p text:style-name="P34">“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ext:span><text:soft-page-break/><text:span text:style-name="T31">took off my mask. Now you take off your hood.”</text:span></text:p>
      <text:p text:style-name="P37"/>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ext:soft-page-break/>taught me. I think of the relationship as symbiotic. After all, were does the knowledge in the books 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text:soft-page-break/></text:p>
      <text:p text:style-name="P46">“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text:soft-page-break/></text:p>
      <text:p text:style-name="P49">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text:soft-page-break/>slowly outside it.</text:p>
      <text:p text:style-name="P49">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text:soft-page-break/>A silence fell over the group, and Thella could see just a brief hint of a smile start to form on Tzuras's 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oft-page-break/>“<text:span text:style-name="T50">I had intended to take the most direct route over the central hills. I must have veered to the right at 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text:soft-page-break/></text:p>
      <text:p text:style-name="P61">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text:soft-page-break/></text:p>
      <text:p text:style-name="P76">“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ext:soft-page-break/>The sun grew darker as they trudged. Finally they passed a rock outcropping jutting sharply into the 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oft-page-break/>“<text:span text:style-name="T68">This is only explainable through magic. And I am not capable of such illusions. Which leaves only 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ext:soft-page-break/>Tzuras started to sweat as sudden realization washed over him. “How long...” He muttered to himself. 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ext:soft-page-break/>the end of the shore.</text:p>
      <text:p text:style-name="P81"/>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text:soft-page-break/></text:p>
      <text:p text:style-name="P86">“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text:span><text:soft-page-break/><text:span text:style-name="T86">struggling free from the blankets. </text:span></text:p>
      <text:p text:style-name="P90"/>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oft-page-break/>“<text:span text:style-name="T91">I don't believe in that kind of thing.” Quentin said at first without looking. Then he shifted his head 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text:soft-page-break/>“Careful. You are safe only by the power of the fire and my magics. I could have gone with him.”</text:p>
      <text:p text:style-name="P100"/>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text:soft-page-break/></text:p>
      <text:p text:style-name="P104"><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text:soft-page-break/></text:p>
      <text:p text:style-name="P107"/>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text:soft-page-break/>“Hmm. The lack of control sounds frustrating.” Quentin said, tracing the shapes of the words in his 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text:soft-page-break/></text:p>
      <text:p text:style-name="P144">“<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a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text:soft-page-break/>“Where is it?” Quentin yelled.</text:p>
      <text:p text:style-name="P149"/>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text:soft-page-break/>“Perhaps it was scared off...” Quentin said, moving from his protective stance holding Thella. His old 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text:soft-page-break/></text:p>
      <text:p text:style-name="P161">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text:soft-page-break/>Odilon just stared at him. The man may have laid down at the end of the encounter, but he sure didn't 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text:soft-page-break/></text:p>
      <text:p text:style-name="P177">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text:soft-page-break/>with the girl? No. She should be our primary goal. This isn't your fight.”</text:p>
      <text:p text:style-name="P185"/>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text:soft-page-break/>“But yes, you're right. These marks are all over.” The elf stood up and pointed at the tallest mark. </text:p>
      <text:p text:style-name="P192"/>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text:soft-page-break/></text:p>
      <text:p text:style-name="P197">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text:soft-page-break/>Odilon nodded but did not look assured by the comment. </text:p>
      <text:p text:style-name="P202"/>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text:soft-page-break/></text:p>
      <text:p text:style-name="P204">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text:soft-page-break/>“What do you mean, feels?”</text:p>
      <text:p text:style-name="P206"/>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ext:soft-page-break/>Tzuras's <text:span text:style-name="T187">green</text:span> eyes dimmed, <text:span text:style-name="T187">and a sadness appeared in them, spreading to his face.</text:span></text:p>
      <text:p text:style-name="P212"/>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text:soft-page-break/></text:p>
      <text:p text:style-name="P218">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oft-page-break/><text:span text:style-name="T197">But finally whatever resistance the pile had to Quentin's spells rotted away much like the tree. Slowly 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text:soft-page-break/></text:p>
      <text:p text:style-name="P229">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ext:soft-page-break/>“Thella, I just...” But the words failed in his mouth. What was he supposed to say? How could he 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text:soft-page-break/></text:p>
      <text:p text:style-name="P239">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text:soft-page-break/></text:p>
      <text:p text:style-name="P244">“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text:span><text:soft-page-break/><text:span text:style-name="T221">came and joined him.</text:span></text:p>
      <text:p text:style-name="P248"/>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text:soft-page-break/>he turned things over in his mind.</text:p>
      <text:p text:style-name="P263"/>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text:soft-page-break/>and its contents as he stared, as if asserting ownership, as if dragging the items back to itself. </text:p>
      <text:p text:style-name="P117"/>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text:soft-page-break/>Quentin looked away from him. “I don't understand what you're getting at. I thought I knew a number 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oft-page-break/>“<text:span text:style-name="T227">Oh, Odilon. You're here as well. Do you think I could talk to Quentin?</text:span>”</text:p>
      <text:p text:style-name="P271">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text:soft-page-break/></text:p>
      <text:p text:style-name="P276">“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text:soft-page-break/>“Elf, mind explaining whats you're doing here?” Quentin asked, trying to maneuver himself from 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oft-page-break/>“<text:span text:style-name="T243">Hinterwall, hmm.” The elf thought hard for a moment, dredging up some obscure fact. </text:span></text:p>
      <text:p text:style-name="P272">“<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oft-page-break/>“<text:span text:style-name="T248">Tzuras, I'm sure you saw what you said, but can you be certain it wasn't this place and its tricks?</text:span>”</text:p>
      <text:p text:style-name="P289"/>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text:soft-page-break/>He let out a dull groan, <text:span text:style-name="T255">anticipating what the man was about to ask him.</text:span></text:p>
      <text:p text:style-name="P296">“<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ext:soft-page-break/>The gesture was so unexpected from the others, that they did not respond. The sudden hostile air was 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text:span text:style-name="T477">intention</text:span> of releasing its secrets. I still thin<text:span text:style-name="T477">k</text:spa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text:soft-page-break/></text:p>
      <text:p text:style-name="P242">“<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text:soft-page-break/>Odilon and Tzuras stopped, each feeling the grave force upon them. At once, they looked at one 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text:soft-page-break/>He could feel it drawing on him bit by bit. But, <text:span text:style-name="T280">frustratingly</text:span>, he could not seem to reach it.</text:p>
      <text:p text:style-name="P315"/>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3">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3">For he too was stubborn, and now conscious of the effect, would not relent. </text:p>
      <text:p text:style-name="P318"/>
      <text:p text:style-name="P323">“Thella! Where are you?” he called. The sudden loss hit him again.</text:p>
      <text:p text:style-name="P318"/>
      <text:p text:style-name="P324">“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text:span><text:soft-page-break/><text:span text:style-name="T281">feet. But the moment was a short one, much shorter than it should have been. </text:span></text:p>
      <text:p text:style-name="P320">The loss was palpable feeling at this point. Even his magic seemed to be affected!</text:p>
      <text:p text:style-name="P313"/>
      <text:p text:style-name="P325">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5">He chuckled now. “Do you want to eat this fire of mine? Are you so sure you can?”</text:p>
      <text:p text:style-name="P314"/>
      <text:p text:style-name="P325">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text:soft-page-break/>And now Quentin's victory slipped from his face. The fire which had burnt inside him and flared upon 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4">The book slipped from his hands.</text:p>
      <text:p text:style-name="P322"/>
      <text:p text:style-name="P322">And at that point, his body began to fall.</text:p>
      <text:p text:style-name="P322"><text:s/></text:p>
      <text:p text:style-name="P314"><text:s/></text:p>
      <text:p text:style-name="P314"/>
      <text:p text:style-name="P326">Thella entered the mist, but it hadn't been more than a few moments <text:span text:style-name="T311">before</text:span> she hesitated. She could no longer hear Quentin's footsteps behind her. </text:p>
      <text:p text:style-name="P326"/>
      <text:p text:style-name="P326">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6"/>
      <text:p text:style-name="P326">“Uncle?” She called out.</text:p>
      <text:p text:style-name="P326"/>
      <text:p text:style-name="P326">Her vision blurred. She lost feeling in her fingers. Pins ran the length of her legs, threatening to fall away as well. She found it hard to breathe. Why had she entered this place, when she had known the danger?</text:p>
      <text:p text:style-name="P326"/>
      <text:p text:style-name="P326">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6"><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7"><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text:span><text:soft-page-break/><text:span text:style-name="T102">customers in the shop, nor run through the city with the other children? </text:span></text:p>
      <text:p text:style-name="P120"/>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8"><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29"><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29"><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text:soft-page-break/>clearly did not move, yet the patterns that his eyes tried to ascribe to the object changed every second, giving it an <text:span text:style-name="T292">impermanent</text:span> feel. It was unnatural.</text:p>
      <text:p text:style-name="P123"/>
      <text:p text:style-name="P330"><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1"><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2"><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3"><text:span text:style-name="T102">He had used the damaged hand. With it outstretched, he could see the white substance where his bone should have been. He stood and stared at it with </text:span><text:span text:style-name="T120">curiosity.</text:span></text:p>
      <text:p text:style-name="P127"/>
      <text:p text:style-name="P333"><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4"><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5"><text:span text:style-name="T122">He stepped into the void. </text:span><text:span text:style-name="T121"><text:s/></text:span><text:span text:style-name="T102"><text:s/></text:span></text:p>
      <text:p text:style-name="P132"/>
      <text:p text:style-name="P132"/>
      <text:p text:style-name="P123"><text:soft-page-break/></text:p>
      <text:p text:style-name="P123"/>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text:soft-page-break/></text:p>
      <text:p text:style-name="P139">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text:span><text:soft-page-break/><text:span text:style-name="T295">sounds of the water rushing beside him. He could feel the cold of its flow seeping into his body. </text:span><text:s/></text:p>
      <text:p text:style-name="P307"/>
      <text:p text:style-name="P336">Now that did feel real. </text:p>
      <text:p text:style-name="P336"/>
      <text:p text:style-name="P336">He could hear the girl asking him if he was ok. And then yelling something to her uncle. He could see the old man now, and every wrinkle in his body, the gray hair, traveling cloak, and the book he held by his side. He could recall everything. </text:p>
      <text:p text:style-name="P336"/>
      <text:p text:style-name="P336">What did that mean?</text:p>
      <text:p text:style-name="P336"/>
      <text:p text:style-name="P336">But the answer came to him all too quickly, immediately after the other, unbidden. </text:p>
      <text:p text:style-name="P336"/>
      <text:p text:style-name="P336">He was looking at himself. </text:p>
      <text:p text:style-name="P336"/>
      <text:p text:style-name="P336">He saw it all too clearly. </text:p>
      <text:p text:style-name="P336"/>
      <text:p text:style-name="P336">Tzuras had heaped the bodies into a pile, at his own suggestion. But there was one on the top. He had to stop. The world was not making sense. There it was. It was him. He was lying on the pile. Completely dead. </text:p>
      <text:p text:style-name="P336"/>
      <text:p text:style-name="P336">It was impossible. It had to be a trick. There was obviously no way that could happen. It was obviously just the island fooling him, tricking him. It was evil this island, and it could deceive. </text:p>
      <text:p text:style-name="P336"/>
      <text:p text:style-name="P336">But the face was quite clear. And just as he could instinctually identify the blurred faces in his memory, <text:s/></text:p>
      <text:p text:style-name="P336">He knew without a shadow of a doubt that <text:span text:style-name="T298">t</text:span>his one was his. </text:p>
      <text:p text:style-name="P336"/>
      <text:p text:style-name="P336">He threw another body atop of his. </text:p>
      <text:p text:style-name="P336"/>
      <text:p text:style-name="P336">But there was no hiding the truth from himself. </text:p>
      <text:p text:style-name="P336"/>
      <text:p text:style-name="P336">What did that mean? What did that make him? </text:p>
      <text:p text:style-name="P336"/>
      <text:p text:style-name="P336">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6"/>
      <text:p text:style-name="P336">He simply remembered setting out to the island and the next waking up on the shore. </text:p>
      <text:p text:style-name="P336"/>
      <text:p text:style-name="P336">His mind shuddered. He was not himself. He was not even human. What was he? Who was he? </text:p>
      <text:p text:style-name="P336"/>
      <text:p text:style-name="P336">And did such questions even make sense in this context? Now, in this world which he had plunged himself into, which solely consisted of himself and nothingness?</text:p>
      <text:p text:style-name="P336"/>
      <text:p text:style-name="P337">The memories which he had gathered around himself seemed cheap and out of focus. He let them slip one by one into the nothingness.</text:p>
      <text:p text:style-name="P336"/>
      <text:p text:style-name="P336">Did it even make sense to think of the two as separate? If he was not Odilon, and just some <text:span text:style-name="T297">facsimile</text:span>, was it not true that there was nothing to him as well? No body, no memories of his own, no hope of <text:soft-page-break/>escape. </text:p>
      <text:p text:style-name="P336"/>
      <text:p text:style-name="P336">It was not him and the void, it was only one concept, it always had been. Odilon was dead. He was nothing. </text:p>
      <text:p text:style-name="P336"/>
      <text:p text:style-name="P336"/>
      <text:p text:style-name="P336"/>
      <text:p text:style-name="P338">Quentin came back to consciousness dangling from an infinitely long silver thread. Below him was nothing in every direction. Above him drew the blazing white line which fastened somewhere imperceptibly onto his body. </text:p>
      <text:p text:style-name="P338"/>
      <text:p text:style-name="P338">And he was in the middle, strung between the two, arrested form the void by but this thin line. He was weary. The magic was gone from him. The flame and indignation that had carried him so far had failed him. Even desperation was gone. </text:p>
      <text:p text:style-name="P338"/>
      <text:p text:style-name="P338">But he was alive for the moment, if in a precarious position. His body felt incredibly fatigued, as if every part of it had been put through the most horrible abuse imaginable.</text:p>
      <text:p text:style-name="P338"/>
      <text:p text:style-name="P339">He groaned weakly, and found himself spinning slowly on the line above him. </text:p>
      <text:p text:style-name="P339"/>
      <text:p text:style-name="P340">Now, at the culmination of this horrible journey, he truly had to admit that he was not only out of his depth, but that his own actions had lead them here. </text:p>
      <text:p text:style-name="P340"/>
      <text:p text:style-name="P340">“Thella!” He cried out into the mist. The crushing depression slammed into him again, leaving him breathless. But more than the eviscerating nothingness which now tore at him, he had to come clean.</text:p>
      <text:p text:style-name="P340"/>
      <text:p text:style-name="P340">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0"/>
      <text:p text:style-name="P340">“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0"/>
      <text:p text:style-name="P341">So he got his one last <text:span text:style-name="T301">cry out, and then the backlash hit him. </text:span></text:p>
      <text:p text:style-name="P341"/>
      <text:p text:style-name="P342">Before it was <text:span text:style-name="T337">insidious</text:span> draining sensation, like an extremely ac<text:span text:style-name="T302">ute</text:span> lethargy. Now, however, he was truly in its domain of mist and nothingness. </text:p>
      <text:p text:style-name="P342"/>
      <text:p text:style-name="P343">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3"/>
      <text:p text:style-name="P355">Perhaps now he felt what Thella had felt all this time, an inability to sense, only being able to sit in horror, watching it all drift away. </text:p>
      <text:p text:style-name="P343"/>
      <text:p text:style-name="P344">A great pressure enveloped him, and every second he felt the warmth and <text:span text:style-name="T338">essence</text:span> drain from his body. <text:soft-page-break/>He could feel it crushing him slowly, like a massive hand from the void below. Before it has been happy to take a passive stance. Now it was actively attacking him, tearing life from him, <text:span text:style-name="T304">memories being dragged away into the darkness below.</text:span></text:p>
      <text:p text:style-name="P345">He felt the good times with Thella begin to leave him, and he struggled to bring them back, an arm thrust out into the void, but it was far too late for that, and his strength failed him. His arm went limp, and he spun back and forth on his line. </text:p>
      <text:p text:style-name="P345"/>
      <text:p text:style-name="P346">The times much before that, when he was studying in the university soon left him. They were long gone and the fervor with which he had attacked his studies was <text:span text:style-name="T339">now</text:span> foreign to him. </text:p>
      <text:p text:style-name="P346"/>
      <text:p text:style-name="P346">Next it was his time as a map maker. Had he nursed some hatred for his failure as an academician? If so, he tried to bury it in his work. The memories, though, the good and the bad, left him. </text:p>
      <text:p text:style-name="P346"/>
      <text:p text:style-name="P347">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7"/>
      <text:p text:style-name="P356">It was a portentous day, one that would run through his head many, many times. </text:p>
      <text:p text:style-name="P347"/>
      <text:p text:style-name="P356">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7"/>
      <text:p text:style-name="P356">Then, a particularly strong breeze blew, and Quentin knew that someone had arrived behind him. </text:p>
      <text:p text:style-name="P347"/>
      <text:p text:style-name="P357">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8"/>
      <text:p text:style-name="P357">“Folmar? Its a fine night. The harvest is coming to an end and it should be festival time. You should take Thella and Akela to see the parade.”</text:p>
      <text:p text:style-name="P348"/>
      <text:p text:style-name="P358">A troubled smile broke on the younger man's lips. </text:p>
      <text:p text:style-name="P348"/>
      <text:p text:style-name="P358">“I'm afraid I won't be able to do that. See, something has come up.” <text:s/></text:p>
      <text:p text:style-name="P342"/>
      <text:p text:style-name="P349">Quentin turned, the other man <text:span text:style-name="T330">silhouetted</text:span> by candle light from behind him. Quentin could not make him out completely.</text:p>
      <text:p text:style-name="P349"/>
      <text:p text:style-name="P349">And now the dialog <text:span text:style-name="T330">likely</text:span> departed from what was truly said. The conversation turned into a monologue and Quentin stared at his brother, unable to speak.</text:p>
      <text:p text:style-name="P349"/>
      <text:p text:style-name="P349">“I feel Akela's pain every day. Being together with her is but a slight reprieve. They are talking of a great journey out into the desert, to see what has become of things. And to give respects to Ishira in Ankhsomar.”</text:p>
      <text:p text:style-name="P349"/>
      <text:p text:style-name="P349"><text:soft-page-break/>Quentin felt himself spiraling around. The floor had come undone and was drifting away from both of them. The candlelight stayed behind his brother as he continued. </text:p>
      <text:p text:style-name="P349"/>
      <text:p text:style-name="P349">“There is no other way in my mind that this can be done. I am going with her… But Thella cannot go with us.”</text:p>
      <text:p text:style-name="P349"/>
      <text:p text:style-name="P349">And had he been carrying the child all this time? For it was in his hands now.</text:p>
      <text:p text:style-name="P349"/>
      <text:p text:style-name="P349">Quentin stared dumbly and with lack of comprehension at the small baby being thrust into his arms. </text:p>
      <text:p text:style-name="P349"/>
      <text:p text:style-name="P349">“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49"/>
      <text:p text:style-name="P350">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0"/>
      <text:p text:style-name="P350">“Don't do this!” he had said. “I'm not prone to these things, but I have a terrible feeling about this. Do not leave Folmar!”</text:p>
      <text:p text:style-name="P350"/>
      <text:p text:style-name="P350">“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0"/>
      <text:p text:style-name="P350">“<text:span text:style-name="T306">How...</text:span>” <text:span text:style-name="T306">Quentin stared, meaning to say “… how could we let this?”, but instead it came out “how could you do this to me?”</text:span></text:p>
      <text:p text:style-name="P350"/>
      <text:p text:style-name="P351">And he saw the sadness and hurt in his brothers eyes even as the words left his mouth. And he knew it was wrong, and he hated himself now, looking back from the safety of tens of years, but yet he said them all the same, as he had done that night. </text:p>
      <text:p text:style-name="P351"/>
      <text:p text:style-name="P352">His brother had not replied in words. He had simply raised his head upwards towards the moon, and slipped into the night. </text:p>
      <text:p text:style-name="P352"/>
      <text:p text:style-name="P353">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3"/>
      <text:p text:style-name="P354">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4"/>
      <text:p text:style-name="P354">And finally with a sobbing gasp, he <text:span text:style-name="T99">let</text:span><text:span text:style-name="T102"> it go. The pain was too much. The memory, which had meant to </text:span><text:soft-page-break/><text:span text:style-name="T102">live only in the past, could not be borne in the present. It was </text:span><text:span text:style-name="T123">simpler</text:span><text:span text:style-name="T102"> to forget. It was less painful to forget. And with that memory, though, the last of Quentin's memories left his body, and he became nothing. <text:s/></text:span></text:p>
      <text:p text:style-name="P336"/>
      <text:p text:style-name="P361">Thella saw herself. She was lying amid the mist on some <text:span text:style-name="T321">invisible</text:span> ground. She could neither rise nor move in any way. </text:p>
      <text:p text:style-name="P336"/>
      <text:p text:style-name="P361">There were figures around her. She was still lying but now she was being carried. There was a woman who held her and ran her fingers through her hair. </text:p>
      <text:p text:style-name="P361"/>
      <text:p text:style-name="P361">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1"/>
      <text:p text:style-name="P362">Words could be heard from beyond the barrier of years. Her mother bent and whispered something to Thella's ear.</text:p>
      <text:p text:style-name="P362"/>
      <text:p text:style-name="P362">Although she heard, she could not comprehend the words. They were in a language she did not understand. She felt like she knew the feel to them though. They were flowing and curved words, silver words which blazed bright even in the darkest of nights.</text:p>
      <text:p text:style-name="P361"/>
      <text:p text:style-name="P363">Her mother had put her down now though and she was talking to another figure, which Thella instinctually recognized as her father. Two myths alive in one memory. </text:p>
      <text:p text:style-name="P363"/>
      <text:p text:style-name="P363">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3"/>
      <text:p text:style-name="P363">And Thella then understood what day and memory this was. </text:p>
      <text:p text:style-name="P363"/>
      <text:p text:style-name="P363">Her parents were standing over her.</text:p>
      <text:p text:style-name="P363"/>
      <text:p text:style-name="P363">“We have to go now little Thella.” </text:p>
      <text:p text:style-name="P363"/>
      <text:p text:style-name="P364">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4"/>
      <text:p text:style-name="P364">“You will be safe with my brother.”</text:p>
      <text:p text:style-name="P364"/>
      <text:p text:style-name="P364">And they slipped off into the mist. </text:p>
      <text:p text:style-name="P365"/>
      <text:p text:style-name="P366">She lay there alone. The pain she felt in her heart, was the only feeling let at this point. Her limbs lay still and lifeless. </text:p>
      <text:p text:style-name="P366"/>
      <text:p text:style-name="P366">And yet another took their place, this time an old man. Quentin held her for a long while. </text:p>
      <text:p text:style-name="P366"/>
      <text:p text:style-name="P366"><text:soft-page-break/>Yet he too gazed far off at something in the distance. </text:p>
      <text:p text:style-name="P366"/>
      <text:p text:style-name="P366">“I have to go now Thella. I'm leaving you alone.” He said to her. She looked into his face, and saw nothing there. It was blank. “I'm leaving you.” </text:p>
      <text:p text:style-name="P366"/>
      <text:p text:style-name="P366">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6"/>
      <text:p text:style-name="P366">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6"/>
      <text:p text:style-name="P366">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59"/>
      <text:p text:style-name="P359">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59"/>
      <text:p text:style-name="P359">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59"/>
      <text:p text:style-name="P360">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1"/>
      <text:p text:style-name="P369"><text:span text:style-name="T320">After a long time of thought,</text:span> a clarity over took the masked girl. </text:p>
      <text:p text:style-name="P369"/>
      <text:p text:style-name="P369">How did she know she was falling? </text:p>
      <text:p text:style-name="P369"/>
      <text:p text:style-name="P372">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69"/>
      <text:p text:style-name="P370">How did she know she was falling? </text:p>
      <text:p text:style-name="P367"/>
      <text:p text:style-name="P369">Looking down it certainly seemed like she fell, but she had previously established that without landmark nor feature, the concept of sight <text:span text:style-name="T320">was not defined</text:span>. So she closed her eyes. </text:p>
      <text:p text:style-name="P369"/>
      <text:p text:style-name="P369">How did she know she was falling? </text:p>
      <text:p text:style-name="P369"><text:soft-page-break/></text:p>
      <text:p text:style-name="P369">She could hear the rush of the wind in her ear. But with neither change of pace nor acceleration of any kind, it was perfectly uniform. It was a white noise which faded into nothingness. She heard it no longer.</text:p>
      <text:p text:style-name="P369"/>
      <text:p text:style-name="P372">How did she know she was falling? </text:p>
      <text:p text:style-name="P370"/>
      <text:p text:style-name="P374">She did not know.</text:p>
      <text:p text:style-name="P374"/>
      <text:p text:style-name="P374">And thus, could it not be that in fact she was not falling after all? Perhaps she was merely stationary.</text:p>
      <text:p text:style-name="P374"/>
      <text:p text:style-name="P374">Nothing changed, but she now knew without opening her eyes, nor sensing her surroundings in any way that she had in fact either stopped falling, or the very concept of falling was now meaningless. The distinction did not matter in this place. </text:p>
      <text:p text:style-name="P373"/>
      <text:p text:style-name="P375">So what did matter?</text:p>
      <text:p text:style-name="P375"/>
      <text:p text:style-name="P376">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6"/>
      <text:p text:style-name="P376"><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6"/>
      <text:p text:style-name="P382">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7"/>
      <text:p text:style-name="P383">The small group of elves looked down at the expanse and understood their fate. </text:p>
      <text:p text:style-name="P378"/>
      <text:p text:style-name="P383">Sebisi and her mother looked to the moon and decided on a course of action. They motioned for the group to sit on the sand.</text:p>
      <text:p text:style-name="P378"/>
      <text:p text:style-name="P379">Her mother uttered the words she had said to Thella, and the group collectively removed the barrier separating them from the world, and ceased to exist. </text:p>
      <text:p text:style-name="P370"/>
      <text:p text:style-name="P379">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79"/>
      <text:p text:style-name="P368">Perhaps then, there was no mask after all? Perhaps it was simply her which existed and the mask simply an aspect of that existence. In that case, similar actions to her mother should lead to interestingly dissimilar conclusions.</text:p>
      <text:p text:style-name="P380"><text:soft-page-break/></text:p>
      <text:p text:style-name="P384">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1"/>
      <text:p text:style-name="P386">To step through the barrier required both intense concentration and lack of thought. Her mother had explained, all at once, the mind must be devoid of thoughts, and remain so. Not a single one could be generated, or else the whole thing was doomed. </text:p>
      <text:p text:style-name="P386"/>
      <text:p text:style-name="P386">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1"/>
      <text:p text:style-name="P384">She relented and her body dissipated. Yet the mask remained. <text:s text:c="4"/></text:p>
      <text:p text:style-name="P359"/>
      <text:p text:style-name="P359"/>
      <text:p text:style-name="P359"/>
      <text:p text:style-name="P359"/>
      <text:p text:style-name="P385">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5"/>
      <text:p text:style-name="P386">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6"/>
      <text:p text:style-name="P387">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7"/>
      <text:p text:style-name="P387">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7"/>
      <text:p text:style-name="P387">And now that she knew, she simply reached down <text:s/>and out towards the ground…</text:p>
      <text:p text:style-name="P387"/>
      <text:p text:style-name="P387">And there it was. She felt the leather straps in her hand. This place was not as large as it appeared. </text:p>
      <text:p text:style-name="P386"/>
      <text:p text:style-name="P387">And attached to the bag would be…</text:p>
      <text:p text:style-name="P387"/>
      <text:p text:style-name="P387">Tzuras. There he was, before her. </text:p>
      <text:p text:style-name="P387"><text:soft-page-break/></text:p>
      <text:p text:style-name="P387">She <text:span text:style-name="T329">looked over the elf. He was deadly pale, and his breath drew thin and exhausted and slow. Just looking at him she could see that he had fallen victim to the power of this place. <text:s/></text:span></text:p>
      <text:p text:style-name="P387"/>
      <text:p text:style-name="P388">She did not know much medicine. He was the one for that. She did not know any magic either, not that it would have been helpful in this place. So she did the only other thing which made sense and attempted to wake him. </text:p>
      <text:p text:style-name="P388"/>
      <text:p text:style-name="P389">He stirred in his unconsciousness. </text:p>
      <text:p text:style-name="P389"/>
      <text:p text:style-name="P390">She got glimpses of fire and burning. Dark shadows and crazed fearful screams ripping through blood soaked nights. The assault of emotions shuddered the void which she had so carefully formed within her. However, for now it held.</text:p>
      <text:p text:style-name="P390"/>
      <text:p text:style-name="P399">She grabbed him by the face and slapped him forcibly.</text:p>
      <text:p text:style-name="P391"/>
      <text:p text:style-name="P400">His eyes rolled in his head and he struggled violently against her grasp. She held fast through. Her arms maintained surprising strength, almost vice-<text:span text:style-name="T335">l</text:span>ike despite his thrashing. </text:p>
      <text:p text:style-name="P392"/>
      <text:p text:style-name="P392"><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2"/>
      <text:p text:style-name="P393">He drew a solid gasping breath as life returning slightly to the elf. Before he had looked dead, now he just looked close to it. </text:p>
      <text:p text:style-name="P393"/>
      <text:p text:style-name="P393">“I-is that you Thella? W-where are we?” He chattered. </text:p>
      <text:p text:style-name="P393"/>
      <text:p text:style-name="P394">“<text:span text:style-name="T332">We're still in the opening. We have to find the others. And soon. Night has fallen outside I think.</text:span></text:p>
      <text:p text:style-name="P394"/>
      <text:p text:style-name="P401">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5"/>
      <text:p text:style-name="P402">Half conscious he rose to his feet with her help. </text:p>
      <text:p text:style-name="P395"/>
      <text:p text:style-name="P402">She bent to help him with his pack.</text:p>
      <text:p text:style-name="P395"/>
      <text:p text:style-name="P402">“No. Leave it. I don't have the strength.”</text:p>
      <text:p text:style-name="P395"/>
      <text:p text:style-name="P402">The void shuddered with<text:span text:style-name="T335">in</text:span> Thella, <text:span text:style-name="T335">threatening the balance</text:span>. “But your items. You must have spent years collecting all those things...”</text:p>
      <text:p text:style-name="P395"/>
      <text:p text:style-name="P403">But he pushed the strap aside, letting it fall to the ground. </text:p>
      <text:p text:style-name="P396"/>
      <text:p text:style-name="P404">He merely shook his head. “No. I can always find them again...”</text:p>
      <text:p text:style-name="P396"/>
      <text:p text:style-name="P404">She let it fall. The contents scattered on the ground. And she then understood. Perhaps it would help to have the others let go of their ties as well. </text:p>
      <text:p text:style-name="P396"><text:soft-page-break/></text:p>
      <text:p text:style-name="P405">“Yes. Do you know what happened to Odilon?”</text:p>
      <text:p text:style-name="P397"/>
      <text:p text:style-name="P406">But he shook his head tiredly and staggered before regaining his footing. “I lost him as soon as we entered.”</text:p>
      <text:p text:style-name="P398"/>
      <text:p text:style-name="P406">“Then we must find my uncle first.”</text:p>
      <text:p text:style-name="P398"/>
      <text:p text:style-name="P407">She lead him forwards. </text:p>
      <text:p text:style-name="P408"/>
      <text:p text:style-name="P409">She did not know enough about Odilon. She had thought the soldier would have been Tzuras since they had entered together. Now she had only a very vague idea of where he might be. A vague idea and some deep concerned feeling of conflict to come. </text:p>
      <text:p text:style-name="P409"/>
      <text:p text:style-name="P409">It would, with this additional information, make more sense to find her uncle. She stopped for a moment and thought about hwo she would accomplish that. </text:p>
      <text:p text:style-name="P409"/>
      <text:p text:style-name="P409">“Did you see <text:span text:style-name="T345">Quentin</text:span> enter this place?”</text:p>
      <text:p text:style-name="P305"/>
      <text:p text:style-name="P409">But Tzuras shook his head. “Normally I would attempt a dowsing, but this place seems to dislike magic.”</text:p>
      <text:p text:style-name="P409"/>
      <text:p text:style-name="P409">“<text:span text:style-name="T341">No, that would be inadvisable. It would lead us in circles for sure.</text:span>” <text:span text:style-name="T341">Thella said. “We must find our own way.”</text:span></text:p>
      <text:p text:style-name="P409"/>
      <text:p text:style-name="P410">The words awoke some memories in Tzuras and a small bit of the haze and exhaustion left him, and he stared at the child in front of him.</text:p>
      <text:p text:style-name="P410"/>
      <text:p text:style-name="P410">“<text:span text:style-name="T342">Thella. What exactly is going on here?</text:span>”</text:p>
      <text:p text:style-name="P410"/>
      <text:p text:style-name="P411">But she merely grabbed his arm and lead him forward. “Don't worry about it too much. Think of this as a brief echo. Our kind can never truly fade. You'll see to that. Or perhaps someone like you.”</text:p>
      <text:p text:style-name="P411"/>
      <text:p text:style-name="P411">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1"/>
      <text:p text:style-name="P412">But after a moment she came to a stop.</text:p>
      <text:p text:style-name="P412"/>
      <text:p text:style-name="P412">“I do not know how to find <text:span text:style-name="T346">Quentin</text:span>.” She admitted. She turned to Tzuras. “Do you have any ideas?”</text:p>
      <text:p text:style-name="P412"/>
      <text:p text:style-name="P412">He paused for a moment. Her eyes were blazing silver, with such ferocity that he was taken aback.</text:p>
      <text:p text:style-name="P412"/>
      <text:p text:style-name="P412">“He was a driven man. He cared very much about you. Perhaps he will find us.” he offered.</text:p>
      <text:p text:style-name="P412"/>
      <text:p text:style-name="P412">She considered this for a long while. </text:p>
      <text:p text:style-name="P412"/>
      <text:p text:style-name="P412">“I do not think that is likely to be the case. While I would agree with you normally, this place is a <text:soft-page-break/>deadening of the spirit. Many things can be said about my uncle. He is a man quick to anger. However, that will not help him here, a<text:span text:style-name="T347">n</text:span>d neither will his magical abilities. In fact quite the opposite. So once those two aspects are stripped away, what is left?”</text:p>
      <text:p text:style-name="P412"/>
      <text:p text:style-name="P412">Tzuras thought slowly. “There is a current of sadness beneath his anger. Perhaps he would be wandering?”</text:p>
      <text:p text:style-name="P412"/>
      <text:p text:style-name="P412">“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09"><text:s/></text:p>
      <text:p text:style-name="P412">The words were given with a simple matter-of-factness. Previously this itself would have caught Tzuras off guard but now he was attempting to right his ship. He had no idea of the storm, but he knew he must only head the bow into the waves. </text:p>
      <text:p text:style-name="P412"/>
      <text:p text:style-name="P412"><text:s text:c="2"/>“So he is still. You seemed to find me with no problem. Simply do whatever you did then.” He suggested.</text:p>
      <text:p text:style-name="P305"/>
      <text:p text:style-name="P413">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3"/>
      <text:p text:style-name="P415"><text:s/>Thella stooped, and ran her hand sifting through the endless fog. </text:p>
      <text:p text:style-name="P413"/>
      <text:p text:style-name="P413">“<text:span text:style-name="T344">Yes. I can see it now. Its gone cold...</text:span>”</text:p>
      <text:p text:style-name="P413"/>
      <text:p text:style-name="P415">And there it was. Her small hand touched the metaled edge of the large tome. She ran her hands around <text:span text:style-name="T363">the </text:span>ornate <text:span text:style-name="T363">symbols</text:span> which adorned its outside. But a frown ran across her face. </text:p>
      <text:p text:style-name="P415"/>
      <text:p text:style-name="P415">“But where is Quentin?” <text:span text:style-name="T350">She asked herself. </text:span></text:p>
      <text:p text:style-name="P415"/>
      <text:p text:style-name="P416">Tzuras stood by, not sure of what to make of the situation. “He seems to be somewhere else. He is book is not with him I suppose.”</text:p>
      <text:p text:style-name="P416"/>
      <text:p text:style-name="P416">Thella looked back at Tzuras with just the thinnest bit of smile. “You are correct. He is finally separate from it. So we must find him in another manner.”</text:p>
      <text:p text:style-name="P412"/>
      <text:p text:style-name="P417">Tzuras <text:span text:style-name="T351">thought</text:span> for a moment. </text:p>
      <text:p text:style-name="P417"/>
      <text:p text:style-name="P417">“<text:span text:style-name="T353">Ah, he did surprise me with one thing. His arms and back are tattooed with elven script.</text:span>”</text:p>
      <text:p text:style-name="P417"/>
      <text:p text:style-name="P418">Thella stopped and stared at him. Something shook within her, not out of anger, but out of surprise. The confidence wavered. The silver eyes dimmed. She held a hand to her head. </text:p>
      <text:p text:style-name="P418"/>
      <text:p text:style-name="P418">“I-Is that the case?” She regained her footing. </text:p>
      <text:p text:style-name="P418"/>
      <text:p text:style-name="P418">“That…<text:span text:style-name="T354"> Thats is quite useful. Perhaps the old man is not as cynical as he appears. Perhaps there is some selflessness in him after all.</text:span>” <text:span text:style-name="T354">She pondered the new information.</text:span></text:p>
      <text:p text:style-name="P418"><text:soft-page-break/></text:p>
      <text:p text:style-name="P418">“<text:span text:style-name="T354">You would know would you not? He cares deeply for you. Enough to follow you into this place at a run. He paid no heed to the danger.</text:span>”</text:p>
      <text:p text:style-name="P418"/>
      <text:p text:style-name="P419">Thella shook her head. “No. Of course. Yes, I know.” The words were unconvincing.</text:p>
      <text:p text:style-name="P419"/>
      <text:p text:style-name="P419">“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19"/>
      <text:p text:style-name="P419">“<text:span text:style-name="T356">Then for this we need the moon.</text:span>”</text:p>
      <text:p text:style-name="P418"/>
      <text:p text:style-name="P420">Tzuras laughed. And Thella turned to look at him again.</text:p>
      <text:p text:style-name="P420"/>
      <text:p text:style-name="P420">“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0"/>
      <text:p text:style-name="P420">But Thella would not be daunted.</text:p>
      <text:p text:style-name="P420"/>
      <text:p text:style-name="P420">“I said our kind can never truly fade. And that extends to the moon as well. Is it a corpse you see in the sky?” She turned to him.</text:p>
      <text:p text:style-name="P420"/>
      <text:p text:style-name="P420">“What does it appear to you?”</text:p>
      <text:p text:style-name="P420"/>
      <text:p text:style-name="P420">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0"/>
      <text:p text:style-name="P420">“<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0"/>
      <text:p text:style-name="P421">Tzuras shook his head. </text:p>
      <text:p text:style-name="P421"/>
      <text:p text:style-name="P421">“Ah, can you not see it majesty peaking timidly amidst the sky? It is obscured by clouds for the moment, but it is simply waiting for clear moment to present itself.” Thella stated. </text:p>
      <text:p text:style-name="P421"/>
      <text:p text:style-name="P421">Tzuras looked overhead. He did not believe. He could not. Not after so many long dark nights. But indeed, didn't the space above him seem lighter? Could he even dare to hope?</text:p>
      <text:p text:style-name="P420"/>
      <text:p text:style-name="P420">“<text:span text:style-name="T358">Yes. Here it comes. Remember it well. There may come a time that you must envision it again in its whole. It will come now, though perhaps it will take all the power left in me to see it so.”</text:span></text:p>
      <text:p text:style-name="P420"/>
      <text:p text:style-name="P420">“<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0"/>
      <text:p text:style-name="P422">Tzuras shielded his eyes. Could it be?</text:p>
      <text:p text:style-name="P422"><text:soft-page-break/></text:p>
      <text:p text:style-name="P422">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2"/>
      <text:p text:style-name="P422">“<text:span text:style-name="T360">Praise Ishira!</text:span>” <text:span text:style-name="T360">he cried out, and fell to his knees. </text:span></text:p>
      <text:p text:style-name="P422"/>
      <text:p text:style-name="P423">In the moment of power, suffused with silver glow, Thella gra<text:span text:style-name="T361">bb</text:span>ed out with her hand and gripped the thread which ran from it to Quentin. The thin silver thread stood out, blazing in the moonlight. </text:p>
      <text:p text:style-name="P423"/>
      <text:p text:style-name="P423">“This is as far as I go, young one. The moon waxes full now, but will just as quickly wane. This place is inimical to all life, all structure; even a memory. You must be the one to lead in the future.”</text:p>
      <text:p text:style-name="P423"/>
      <text:p text:style-name="P423">Before his wild eyes, some essence cohered off of Thella and drifted away into perfect full moon hanging above him. </text:p>
      <text:p text:style-name="P423"/>
      <text:p text:style-name="P423">He blinked once. </text:p>
      <text:p text:style-name="P423"/>
      <text:p text:style-name="P423">The scene was completely gone. </text:p>
      <text:p text:style-name="P423"/>
      <text:p text:style-name="P424">Tzuras looked down at the silver thread he was holding. </text:p>
      <text:p text:style-name="P424"/>
      <text:p text:style-name="P424">The moon was gone. The mists had returned. Thella was before him, but seemed faint. </text:p>
      <text:p text:style-name="P424"/>
      <text:p text:style-name="P424">“<text:span text:style-name="T367">We'd best follow it.</text:span>” <text:span text:style-name="T367">She said softly, and held out her hand. <text:s/>Tzuras took it and followed the line. </text:span></text:p>
      <text:p text:style-name="P425"/>
      <text:p text:style-name="P425"/>
      <text:p text:style-name="P425"/>
      <text:p text:style-name="P425">Before the two of them stood Quentin.</text:p>
      <text:p text:style-name="P423"/>
      <text:p text:style-name="P426">The older man stared blankly forwards, and made no move or an indication of awareness when they approached.</text:p>
      <text:p text:style-name="P426"/>
      <text:p text:style-name="P426">“<text:span text:style-name="T366">Uncle?</text:span>” Thella called, but he did not respond. </text:p>
      <text:p text:style-name="P426"/>
      <text:p text:style-name="P426"><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6"/>
      <text:p text:style-name="P427"><text:s/>“<text:span text:style-name="T364">Can you carry him? We have to get him out of here.</text:span>” <text:span text:style-name="T365">She said, gesturing to her uncle.</text:span></text:p>
      <text:p text:style-name="P427"/>
      <text:p text:style-name="P430">Tzuras observed Quentin, drawing closer to him and looking at his eyes. They were open but stared ahead. There seemed to be something dark within them, a certain light seemed to be missing from the usual fiery spirited map maker.</text:p>
      <text:p text:style-name="P426"/>
      <text:p text:style-name="P428">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3"><text:soft-page-break/></text:p>
      <text:p text:style-name="P429">“Perhaps the soul has gone from him for the moment, but I think he can walk.” Tzuras said, attempting to lead the man. </text:p>
      <text:p text:style-name="P429"/>
      <text:p text:style-name="P429">Thella tried to not look at what her uncle had been reduced to. Her voice indicated that she was crying.</text:p>
      <text:p text:style-name="P429"/>
      <text:p text:style-name="P429">“L-lets go. We have to get out of this place. And soon. I think I can find the exit right now. I'm not sure I can make it if we wait around.”</text:p>
      <text:p text:style-name="P429"/>
      <text:p text:style-name="P429">“<text:span text:style-name="T369">But what about Odilon?</text:span>” <text:span text:style-name="T369">Tzuras asked, looking doubtfully around into the mist for any sign of the soldier.</text:span></text:p>
      <text:p text:style-name="P429"/>
      <text:p text:style-name="P431">Thella shook her head. “I don't know. We'll have to think of something when we get outside.”</text:p>
      <text:p text:style-name="P431"/>
      <text:p text:style-name="P432">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2"/>
      <text:p text:style-name="P432">Had he ever thought that he would see the trees again? Inside that dark place of mist and fire, it seemed like the only future was to continue that vision again and again. He could hardly believe that the entrance was in front of him. </text:p>
      <text:p text:style-name="P432"/>
      <text:p text:style-name="P432">“Tzuras, do you have any light on you? It will be dark when we get out.” Thella advised. “Don't use magic either.”</text:p>
      <text:p text:style-name="P432"/>
      <text:p text:style-name="P443">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3"/>
      <text:p text:style-name="P444">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3"/>
      <text:p text:style-name="P443">But Thella stopped in her tracks. </text:p>
      <text:p text:style-name="P443"/>
      <text:p text:style-name="P443">Tzuras peered past her and saw why. There was a figure standing in the entrance of the fissure.</text:p>
      <text:p text:style-name="P443"/>
      <text:p text:style-name="P439">There was only one person it could be.</text:p>
      <text:p text:style-name="P439"/>
      <text:p text:style-name="P439">“Odilon?” He called out, half expecting that horrifying draining <text:span text:style-name="T393">sensation.</text:span></text:p>
      <text:p text:style-name="P439"/>
      <text:p text:style-name="P439">And indeed a version of it did hit him, but it was not an external thing. It was a sinking feel when the figure did not respond to him. <text:span text:style-name="T380">Yet perhaps the despair it caused him was similar in a way.</text:span></text:p>
      <text:p text:style-name="P439"/>
      <text:p text:style-name="P440">But the outline was <text:span text:style-name="T393">unmistakeable</text:span> in the bloodied darkening light. The coat he wore. It could only be Odilon.</text:p>
      <text:p text:style-name="P440"/>
      <text:p text:style-name="P440"><text:soft-page-break/>“Odilon… I don't know how you got out, or what you saw… <text:span text:style-name="T381">or </text:span>experienced in there. But in spite of the strange situation, I still consider us friends.”</text:p>
      <text:p text:style-name="P440"/>
      <text:p text:style-name="P441">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1"/>
      <text:p text:style-name="P441">“<text:span text:style-name="T376">Somethings wrong.</text:span>” <text:span text:style-name="T376">Thella said, drawing behind Tzuras. “Do you have a weapon?”</text:span></text:p>
      <text:p text:style-name="P441"/>
      <text:p text:style-name="P441">“<text:span text:style-name="T377">Yeah.</text:span>” <text:span text:style-name="T377">Tzuras drew a dagger in one hand and his wand in the other, although in this place he knew magic would still be a poor idea. </text:span></text:p>
      <text:p text:style-name="P441"/>
      <text:p text:style-name="P441">“<text:span text:style-name="T378">Hey...</text:span>” <text:span text:style-name="T378">Tzuras tried again, gesturing towards the solider, but still keeping the weapons in his hands.</text:span></text:p>
      <text:p text:style-name="P441"/>
      <text:p text:style-name="P442">Odilon again drew closer and now Tzuras could make out the <text:span text:style-name="T383">souless eyes</text:span> hidden previously by the shadow of the dying blotted sun. </text:p>
      <text:p text:style-name="P442"/>
      <text:p text:style-name="P442">Tzuras backed up, horror filling him.</text:p>
      <text:p text:style-name="P442"/>
      <text:p text:style-name="P442">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8"/>
      <text:p text:style-name="P442"/>
      <text:p text:style-name="P445">“<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5"/>
      <text:p text:style-name="P445">“Tzuras…<text:span text:style-name="T382"> Did you truly mean it when you said you considered me a friend? Even knowing now what you know? Even if I'm not… If I'm really no one?</text:span>”</text:p>
      <text:p text:style-name="P445"/>
      <text:p text:style-name="P446">Odilon's eyes were blackened hollows where irises should have been. Beyond them, instead of flesh or bone or in fact anything at all, was instead inscrutable emptiness, a dark expanse which seemed to draw you inwards towards it. </text:p>
      <text:p text:style-name="P446"/>
      <text:p text:style-name="P446">Tzuras struggled to respond. The words were Odilon's, but the appearance was ghastly. </text:p>
      <text:p text:style-name="P446"/>
      <text:p text:style-name="P446">“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6"/>
      <text:p text:style-name="P447">The other two considered her words and found that they too agreed. </text:p>
      <text:p text:style-name="P447"/>
      <text:p text:style-name="P447">“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7"/>
      <text:p text:style-name="P447"><text:soft-page-break/>“But its not over yet for me. I think I am of this place in some way… This false flesh, these impossible memories. Am I a shade? Am I a reincarnation? Whatever the form, I believe I was made to waylay you. Just another shift in scenery or impossible occurrence. The power of this place <text:span text:style-name="T385">is so removed. The soul of a man means nothing to it. The endless void holds the souls of all those who died on this island. It was nothing to it to recast its form.</text:span>”</text:p>
      <text:p text:style-name="P447"/>
      <text:p text:style-name="P447">“<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7"/>
      <text:p text:style-name="P448">He <text:span text:style-name="T387">grimaced</text:span>, and the emotions defeated the obliterative power of the place for an instant. Half formed tears of darkness welled in his empty eyes and slid down his face, before whisking away into the mist. </text:p>
      <text:p text:style-name="P448"/>
      <text:p text:style-name="P448">“I'm coming apart.” He pleaded, shuddering again. </text:p>
      <text:p text:style-name="P448"/>
      <text:p text:style-name="P449">The annihilation of the self. Thella had felt that not a short time ago, although not in such a literal sense. What had saved her? </text:p>
      <text:p text:style-name="P449"/>
      <text:p text:style-name="P449">“Perhaps…<text:span text:style-name="T388"> Maybe my mask can help? I don't know where it has gone. I think it was used up. Tzuras, can you think of anything?</text:span>”</text:p>
      <text:p text:style-name="P449"/>
      <text:p text:style-name="P450">Tzuras's thoughts raced rapidly. Odilon staggered again before him. The draw of the place was clearly affecting him, and it was taking all power the soldier had to not disappear. </text:p>
      <text:p text:style-name="P450"/>
      <text:p text:style-name="P450">“<text:span text:style-name="T389">How did you use the mask Thella? I don't see it anywhere.</text:span>” <text:span text:style-name="T394">The elf asked.</text:span></text:p>
      <text:p text:style-name="P450"/>
      <text:p text:style-name="P450">“<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0"/>
      <text:p text:style-name="P451">Thella considered this.</text:p>
      <text:p text:style-name="P451"/>
      <text:p text:style-name="P451">“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1"/>
      <text:p text:style-name="P451">“<text:span text:style-name="T391">But its gone. You said so yourself. It was used up with whatever you did.</text:span>”</text:p>
      <text:p text:style-name="P451"/>
      <text:p text:style-name="P452">But a smile formed on Thella's face. </text:p>
      <text:p text:style-name="P452"/>
      <text:p text:style-name="P452">“Uncle can be like this. <text:span text:style-name="T396">Are we taking after him?</text:span> We are thinking about this far too literally. Things change in this place. Is the mask gone?” She asked, and spun so that her face was hidden to the other two. </text:p>
      <text:p text:style-name="P452"/>
      <text:p text:style-name="P452">“Can you recall what it looked like?” She asked rhetorically. <text:s/>“I remember it. Pale white with just slits for eyes, bent down the center. I remember the curve of the bottom, and the material from which it was made. I remember its smell, I remember its feel.”</text:p>
      <text:p text:style-name="P442"/>
      <text:p text:style-name="P432"><text:soft-page-break/>“<text:span text:style-name="T391">Is it lost? Or was I wearing it this whole time?</text:span>” <text:span text:style-name="T391">She said, with humor in her voice, slowly turning back to reveal her face to them. </text:span></text:p>
      <text:p text:style-name="P432"/>
      <text:p text:style-name="P452">Tzuras gasped. On Thella's face lay a mask. He could just make out the girls eyes from within and the smile underneath. </text:p>
      <text:p text:style-name="P452"/>
      <text:p text:style-name="P452">“And now all I have to do to take it off is remember who *I* am without it.”</text:p>
      <text:p text:style-name="P452"/>
      <text:p text:style-name="P453">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3"/>
      <text:p text:style-name="P453">She reached up and took the mask off. </text:p>
      <text:p text:style-name="P453"/>
      <text:p text:style-name="P453">She stared at the thing in her hand and breathed a sigh of relief.</text:p>
      <text:p text:style-name="P453"/>
      <text:p text:style-name="P454">A queeziness rose within Tzuras, and the immediacy of the situation ran through him. The sliver of blood red light was quickly fading. His runes were burning in his mind. Danger was coming. Something wrong and evil.</text:p>
      <text:p text:style-name="P454"/>
      <text:p text:style-name="P454">“<text:span text:style-name="T392">Its coming. Something bad. Odilon. I don't know what will happen if you put this on, or if this will even help permanently, but I promise you, I''ll help you figure this out when we get away from here.</text:span>”</text:p>
      <text:p text:style-name="P454"/>
      <text:p text:style-name="P455">Odilon looked doubtfully at the mask in Thella's hands. “Do you promise? Tzuras, do you promise <text:span text:style-name="T397">to help me</text:span> on that silver light?”</text:p>
      <text:p text:style-name="P432"/>
      <text:p text:style-name="P455">Tzuras thought of the thread affixed to Quentin, and the pain it had caused him and grew grim. But the assurance did not leave him. </text:p>
      <text:p text:style-name="P455"/>
      <text:p text:style-name="P455">“I do promise. I swear on the last light of Ishira's moon. <text:span text:style-name="T398">Whatever is left of it.</text:span>”</text:p>
      <text:p text:style-name="P455"/>
      <text:p text:style-name="P455">A sense of horrible fate wrapped itself around his body. <text:span text:style-name="T399">An impossibly heavy weight settled on Tzuras's shoulders.</text:span> Immense and unfathomable power <text:span text:style-name="T402">coalesced</text:span>, a thread taking shape…</text:p>
      <text:p text:style-name="P455"/>
      <text:p text:style-name="P455">In that moment, when that power, at least mostly uninhibited by the attritive forces of this place was at its peak, Tzuras moved with certainty, towards a path he saw in his mind, through feeling only. </text:p>
      <text:p text:style-name="P455"/>
      <text:p text:style-name="P455">He <text:span text:style-name="T400">grabbed</text:span> the mask from Thella's hand and strode to Odilon, drawing close to him for the first time since they had entered the <text:span text:style-name="T401">fissure.</text:span> </text:p>
      <text:p text:style-name="P455"/>
      <text:p text:style-name="P455">The same sucking draining force of the fissure behind them could be felt coming from Odilon. But Tzuras was <text:span text:style-name="T401">undeterred.</text:span> He placed the mask on Odilon's face. The empty eyes now hidden behind the mask. </text:p>
      <text:p text:style-name="P455"/>
      <text:p text:style-name="P455">“I know who you are Odilon. We all do. And nothing here can change that.”</text:p>
      <text:p text:style-name="P455"/>
      <text:p text:style-name="P455">Thella nodded. </text:p>
      <text:p text:style-name="P455"/>
      <text:p text:style-name="P455">“I think this will help.” He stopped for a moment and the image of a rune came to his mind. He gripped <text:soft-page-break/>his knife and etched the image into the forhead of the mask. The power blazed silver before fading. The rune remained.</text:p>
      <text:p text:style-name="P455"/>
      <text:p text:style-name="P455">Odilon shivered, and fell to his knees before the elf. </text:p>
      <text:p text:style-name="P455"/>
      <text:p text:style-name="P455">Tzuras looked down in alarm, but the soldier reached a hand upwards. </text:p>
      <text:p text:style-name="P455"/>
      <text:p text:style-name="P455">Tzuras grabbed one hand and he found Thella had grabbed the other. </text:p>
      <text:p text:style-name="P455"/>
      <text:p text:style-name="P455">Together they pulled him to his feet. </text:p>
      <text:p text:style-name="P455"/>
      <text:p text:style-name="P455">He looked more substantial than he had previously. Would that last? They did not have the time to find out.</text:p>
      <text:p text:style-name="P455"/>
      <text:p text:style-name="P456">“<text:span text:style-name="T402">I...I don't know if I can repay you. I no longer feel that horrible void.</text:span>” <text:span text:style-name="T402">He shivered again, but this time it was clear it was only from the memory.</text:span></text:p>
      <text:p text:style-name="P456"/>
      <text:p text:style-name="P486">“Well, if you really want to repay us, get ready.” Tzuras warned. “There's something coming. Its almost here. Just a few paces off. It feels...” He paused and made a wretched face. </text:p>
      <text:p text:style-name="P456"/>
      <text:p text:style-name="P486">“Its horrible. Its something that needs to be destroyed. Worse than before. Get your weapons ready. Lets get out of here and meet it on the other side of the pond if possible. I don't want to be in this fissure for any longer than I have to.” </text:p>
      <text:p text:style-name="P455"/>
      <text:p text:style-name="P457"/>
      <text:p text:style-name="P457"/>
      <text:p text:style-name="P434">They stepped out of the ethereal world into the marginally less strange expanse of the island. </text:p>
      <text:p text:style-name="P433"/>
      <text:p text:style-name="P434">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3"/>
      <text:p text:style-name="P435">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4"/>
      <text:p text:style-name="P436">H<text:span text:style-name="T372">is hand went for his pack only to remember that he had left it. He cursed under his breath.</text:span></text:p>
      <text:p text:style-name="P437"/>
      <text:p text:style-name="P437">“There's nothing here to make light with, lets at least get around the <text:span text:style-name="T374">pond</text:span>.” <text:span text:style-name="T375">He said, the worry starting to edge into his words.</text:span></text:p>
      <text:p text:style-name="P437"/>
      <text:p text:style-name="P458">Odilon walked with some difficulty and Tzuras could see him fingering the mask on his face, as they walked, and occasionally rubbing his injured arm. </text:p>
      <text:p text:style-name="P458"/>
      <text:p text:style-name="P458">Thella kept her face away from view, presumably on purpose. It seemed the child was very aware of his <text:soft-page-break/>stare. She had aged during this horrible expedition hadn't she? If only there were a better way to ensure she was somewhere else safe during the conflict that was to come. But he dare not have her stray too far from them. They both knew she might never see them again if they tried that. </text:p>
      <text:p text:style-name="P458"/>
      <text:p text:style-name="P458">So that left Quentin. The older man walked haltingly still unaware of his surroundings. Tzuras gripped his chest with anger and sadness. What a horrifying place to bring someone like that so low…</text:p>
      <text:p text:style-name="P458"/>
      <text:p text:style-name="P458">But the time for contemplation had finished. They were on the other side of the pond now. </text:p>
      <text:p text:style-name="P458">“Get ready!” He ordered. </text:p>
      <text:p text:style-name="P458"/>
      <text:p text:style-name="P458">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58"/>
      <text:p text:style-name="P459">Odilon breathed heavily and drew his sword. “I don't know what I can do in my state. But I swear I'll fight what ever comes.” He said. The steel in his hands reflecting the red of the dying sun.</text:p>
      <text:p text:style-name="P459"/>
      <text:p text:style-name="P459">Thella positioned Quentin as far back as possible. She approached him and looked into his eyes. There was no intelligence there. <text:span text:style-name="T406">She pulled herself close so the others wouldn't hear or see her tears.</text:span></text:p>
      <text:p text:style-name="P459"/>
      <text:p text:style-name="P459">“<text:span text:style-name="T406">Uncle. Are you there?</text:span>” <text:span text:style-name="T406">She tried, grabbing his hand. </text:span></text:p>
      <text:p text:style-name="P459"/>
      <text:p text:style-name="P460">He was unresponsive. His hand was not quite cold, but certainly also lacked the heat of life. It felt like flesh, unconnected to a body. She dropped it with a horrified feeling. What if he never woke up?</text:p>
      <text:p text:style-name="P460"/>
      <text:p text:style-name="P460">But her fears would have to wait. The last light of the sun faded into nothingness in front of them. For all at once, breaking the silence of the clearing there could be heard a sudden rasping.</text:p>
      <text:p text:style-name="P460"/>
      <text:p text:style-name="P460">Thella spun and turned to Odilon. “Is that you?”</text:p>
      <text:p text:style-name="P460"/>
      <text:p text:style-name="P460">The masked soldier shook his hand and held his sword at the ready.</text:p>
      <text:p text:style-name="P460"/>
      <text:p text:style-name="P460">The deep rasping noise could be heard once again, low and labored, like some great creature struggling to breath. Mist appeared unbidden from the surface of the pond, filling the spaces between the trees and threatening to close in on them.</text:p>
      <text:p text:style-name="P460"/>
      <text:p text:style-name="P460">Tzuras had his knife and wand out once again.</text:p>
      <text:p text:style-name="P460"/>
      <text:p text:style-name="P460">“Careful. Its probably...”</text:p>
      <text:p text:style-name="P429"/>
      <text:p text:style-name="P460">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0"/>
      <text:p text:style-name="P461">Despite it not having legs, it heaved itself forward with a disturbing pace. They stared in shock and horror at the mas quickly approaching them.</text:p>
      <text:p text:style-name="P461"/>
      <text:p text:style-name="P462">Suddenly it came into contact with a tree and heaved its weight and momentum through it. The dry tree shuddered and <text:span text:style-name="T407">broke from its roots, and was thrown over the things bulk and off to one side. </text:span></text:p>
      <text:p text:style-name="P462"><text:soft-page-break/></text:p>
      <text:p text:style-name="P462">“<text:span text:style-name="T407">Its here!</text:span>” <text:span text:style-name="T407">Cried out.</text:span></text:p>
      <text:p text:style-name="P462"/>
      <text:p text:style-name="P463">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3"/>
      <text:p text:style-name="P464">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4"/>
      <text:p text:style-name="P464">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4"/>
      <text:p text:style-name="P465">The head, thrashing back and forth as the body moved form under it, opened its mouth wide, wider than bones could allow and from the great mass of flesh, a chilling bestial scream emerged. </text:p>
      <text:p text:style-name="P465"/>
      <text:p text:style-name="P466">Tzuras only had a second to register that the cry was one of pain before it seemed to focus on him, and heaving its bulk in fleshlike waves, it swung multijointed talons at him.</text:p>
      <text:p text:style-name="P466"/>
      <text:p text:style-name="P487">He jumped backwards, nearly not dodging in time. The ground burned beneath his feet as the talon sank into the ground and tore off as the creature moved again, the blood sprayed the ground.</text:p>
      <text:p text:style-name="P467"/>
      <text:p text:style-name="P467">“<text:span text:style-name="T409">Oh gods. Don't let it touch you!</text:span>” <text:span text:style-name="T409">He cried. </text:span></text:p>
      <text:p text:style-name="P467"/>
      <text:p text:style-name="P468">He brought around his short sword and dodged another flailing limb. Sensing an opportunity, he darted forward and stuck the beast with his sword. </text:p>
      <text:p text:style-name="P468"/>
      <text:p text:style-name="P468">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0">where he lay, stunned.</text:span> <text:s/></text:p>
      <text:p text:style-name="P468"/>
      <text:p text:style-name="P468">“<text:span text:style-name="T411">Back to the abyss!” Odilon cried, jumping in front of the creature, placing himself between it and Tzuras. </text:span></text:p>
      <text:p text:style-name="P468"/>
      <text:p text:style-name="P469">It emitted a gurbling sulphurous <text:span text:style-name="T413">smell</text:span> and sprayed a caustic mix of blood and acid <text:span text:style-name="T414">from</text:span> its wounds at the soldier. </text:p>
      <text:p text:style-name="P469"/>
      <text:p text:style-name="P469">But Odilon was ready and spun, throwing his great cloak over himself and Tzuras, <text:span text:style-name="T412">shielding</text:span> them from the attack at the cost of most of the cloak. The spray <text:span text:style-name="T415">bubbled</text:span> and oozed at the leather of the jacket, and he tore it from his body. </text:p>
      <text:p text:style-name="P469"/>
      <text:p text:style-name="P470"><text:soft-page-break/>Now that it was gone, Tzuras could see how pale and thin Odilon had become. The experience in the fissure had not just changed him mentally, but also physically. <text:s/></text:p>
      <text:p text:style-name="P470"/>
      <text:p text:style-name="P471">The mask wearing man held his sword high though and counter attacked. </text:p>
      <text:p text:style-name="P471"/>
      <text:p text:style-name="P471">In the first couple of movements, Tzuras was reminded that Odilon, after all things were considered appeared to have the blade training of his namesake, regardless of his true condition. </text:p>
      <text:p text:style-name="P471"/>
      <text:p text:style-name="P472">A feathered fang<text:span text:style-name="T416">ed </text:span><text:s/>maw attached to an arm of flesh leaped from the body and swung towards the soldier, who deftly dodged it, and in one movement, closed and pulled his sword clean through the <text:span text:style-name="T417">flesh. It severed and dropped to the ground where it twitched on the ground. He slammed his weapon through the middle of it and pushed it deeper until it stopped moving. </text:span></text:p>
      <text:p text:style-name="P472"/>
      <text:p text:style-name="P473">But the best would not be so easily stopped. The severed limb's stump oozed blood black as the night for only a moment before the flesh beneath the injury shifted and from its place came a beak smeared with offal. It opened its mouth and sheaked at him.</text:p>
      <text:p text:style-name="P473"/>
      <text:p text:style-name="P474">The whole of the body moved again, much quicker than its size would have let on. The entire thing contracted, stretching the bounds of the fur covering the flesh, tearing in places with the strain, then expanded violently, <text:span text:style-name="T419">unleashing</text:span> a torrent of meat towards Odilon. </text:p>
      <text:p text:style-name="P474"/>
      <text:p text:style-name="P474">He just managed to jump backwards as the thing oozed towards him at worrying speeds. It was trying to crush him! </text:p>
      <text:p text:style-name="P474"/>
      <text:p text:style-name="P474">“Damn you!” He yelled, leaping forward and sticking the side, before jumping backwards once again as the beast tried to thunder towards him. </text:p>
      <text:p text:style-name="P474"/>
      <text:p text:style-name="P475">Tzuras had now gotten to his feet and looking back at Quentin and Thella decided that it was worth the risk to try to use magic. </text:p>
      <text:p text:style-name="P475"/>
      <text:p text:style-name="P475">He extended his wand and a flash of fire <text:span text:style-name="T418">shot from it into the monster. </text:span></text:p>
      <text:p text:style-name="P475"/>
      <text:p text:style-name="P476">To his surprise, the flesh caught quickly, but showed no signs of stopping it, or even damage beyond what horrible wounds it seemed to have already inflicted upon itself. </text:p>
      <text:p text:style-name="P476"/>
      <text:p text:style-name="P476">The void slammed into him and he clenched his teeth. He had to try something! </text:p>
      <text:p text:style-name="P476"/>
      <text:p text:style-name="P477">Odilon dodged another flailing appendage and stuck it for the second time. <text:span text:style-name="T419">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78"/>
      <text:p text:style-name="P479">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79"/>
      <text:p text:style-name="P480">Where <text:span text:style-name="T420">there</text:span> was one <text:span text:style-name="T420">appendage</text:span> there were now tens, thrashing, tangling in one another, but over all, urging and seeking, throwing themselves at Odilon with a fevered mindless pain. </text:p>
      <text:p text:style-name="P480"><text:soft-page-break/></text:p>
      <text:p text:style-name="P481">Odilon was now driven backwards. Try as he might to avoid all the attacks of the chaotic flailing, two did find their mark, one gripping his torso, the other slicing into his shoulders with razor sharp claws. </text:p>
      <text:p text:style-name="P481"/>
      <text:p text:style-name="P481">He grimaced in pain, and fought to keep hold of his sword. <text:s text:c="3"/></text:p>
      <text:p text:style-name="P481"/>
      <text:p text:style-name="P482">Tzuras's eyes widened with anger and his eyes flashed silver. He pulled back his hand, and thrusting it forward once more, a beam of pale white light shot from his wand. <text:span text:style-name="T421">Where it touched the side of the creature, the flesh roiled in pain, searing away the exposed flesh, and welting into blood which froze in the exotic light. Crystals of solidified blood shattered as the beast now, for the first time, retreated. </text:span></text:p>
      <text:p text:style-name="P482"/>
      <text:p text:style-name="P488">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text:span text:style-name="T425">long</text:span> dead. At this moment, with his friends behind him, it mattered not. </text:p>
      <text:p text:style-name="P483"/>
      <text:p text:style-name="P489">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p>
      <text:p text:style-name="P483"/>
      <text:p text:style-name="P483">“<text:span text:style-name="T422">Get it!</text:span>” <text:span text:style-name="T422">Odilon shouted, leaping to attack the thing, stabbing it again and again in places not directly hit by the beam. </text:span></text:p>
      <text:p text:style-name="P483"/>
      <text:p text:style-name="P484">Finally however, the bean went clear into the creature, and in doing so, revealed the true nature <text:span text:style-name="T423">of</text:span> the thing. At its heart, beyond the twisted meat and fur and shattered bones, lay a void. And into this void, the beam poured itself. <text:span text:style-name="T424">The yawning maw swallowed the whole spell. Tzuras understood that there existed no spell which could fill it.</text:span> The chasmous hole did not close however, unlike before, and the flesh moved no longer on the places touched by the moonlight. </text:p>
      <text:p text:style-name="P484"/>
      <text:p text:style-name="P485">The void now tore at Tzuras from the inside out. His mind went blank. He lost control of his legs and arms and collapsed to the ground barely aware of what had just hit him. </text:p>
      <text:p text:style-name="P485"/>
      <text:p text:style-name="P490">Thella ran to him and pulled him upwards, crying out if he was ok, to which he was just barely able to nod.</text:p>
      <text:p text:style-name="P490"/>
      <text:p text:style-name="P491">The aberration was injured. That much was clear. Tzuras's beam had flayed off a good part of its side. But it was equally clear that the thing had no critical parts that Odilon could tell. Most of it was just bulk with no discernible shape. Harming this thing to the point where it retreated might be impossible. It seemed to feel no pain and the damage they had done to it just seemed to make it more angry. It was likely they were going to have to destroy it completely, but without Quentin, it was hard to see how that was going to happen. </text:p>
      <text:p text:style-name="P491"/>
      <text:p text:style-name="P491">Tactics came to a quick stop, as the monster bellowed in a thousand cries. <text:span text:style-name="T426">It turned its uninjured body towards Odilon and came rushing at him.</text:span></text:p>
      <text:p text:style-name="P491"/>
      <text:p text:style-name="P492">This time he was caught flat footed and could not jump out of the way quick enough. </text:p>
      <text:p text:style-name="P492"/>
      <text:p text:style-name="P492">The body opened revealing a tangled mess of antlers, teeth and broken bones. Like a mouth it tried to <text:soft-page-break/>close down on him. </text:p>
      <text:p text:style-name="P492">With a cry, he lifted his sword and stabbed it straight through the roof of the mouth that had formed. </text:p>
      <text:p text:style-name="P492">The beast bellowed once more, but would not be dissuaded. Odilon found himself being driven backwards.</text:p>
      <text:p text:style-name="P492"/>
      <text:p text:style-name="P492">He frantically looked behind him. There was not much room between him and the Thella who was still trying to raise Tzuras. Quentin stood <text:span text:style-name="T427">still despite all the violence and screams.</text:span></text:p>
      <text:p text:style-name="P492"/>
      <text:p text:style-name="P493">It tried to bit his hand off. He had to let go of his sword, though he knew he would be at a disadvantage without it. </text:p>
      <text:p text:style-name="P493"/>
      <text:p text:style-name="P493">Perhaps there was some sick intellegence left in the beast, for when it knew that he could not strike back at it, it became even more aggressive. It now became clear that its goal was to crush not only him, but all of them. Possibly driving them into the pond.</text:p>
      <text:p text:style-name="P493"/>
      <text:p text:style-name="P493">“Damn you! Void ridden piece of-”</text:p>
      <text:p text:style-name="P493"/>
      <text:p text:style-name="P493">It slammed again at him. </text:p>
      <text:p text:style-name="P493"/>
      <text:p text:style-name="P493">Left with no weapon <text:span text:style-name="T429">O</text:span>dilon grabbed two fistfuls of flesh and braced himself trying futilely to keep it back. <text:span text:style-name="T428">The beast pushed harder. </text:span></text:p>
      <text:p text:style-name="P493"/>
      <text:p text:style-name="P494">Odilon was pushed back. Thella struggled to get Tzuras to his feet, which he managed, but just barely. </text:p>
      <text:p text:style-name="P494"/>
      <text:p text:style-name="P494">She grabbed Quentin and retreated to the very edge of the pond. The cold water now lapped at their feet. Thella looked backward at the waters. She very much didn't want to find out what would happen if they fell in.</text:p>
      <text:p text:style-name="P494"/>
      <text:p text:style-name="P495">Odilon saw the fear in her eyes and redoubled his effort. Was it possible? The beast was easily the size of a small river craft or ten moose. In fact based on the contents of its flesh, it was probably exactly comprised of ten moose. It was much larger than him. It cared not for pain. It grew fangs and talons. It was mad with pain.</text:p>
      <text:p text:style-name="P495"/>
      <text:p text:style-name="P495">But he could try. He gritted his teeth and planet his boots against the ground. With all his might he pushed against the creature. </text:p>
      <text:p text:style-name="P495"/>
      <text:p text:style-name="P495">And for a moment he was in fact able to hold it back. Even despite its <text:span text:style-name="T430">horrible</text:span> size, he stopped it.</text:p>
      <text:p text:style-name="P495"/>
      <text:p text:style-name="P496">Then it redoubled its efforts, shifting its fell muscle <text:span text:style-name="T430">forwards. It moved beyond him on either side and pushed with its terrifying power. </text:span></text:p>
      <text:p text:style-name="P496"/>
      <text:p text:style-name="P496"><text:span text:style-name="T430">He cried through the mask atop his face, clenching his hands, and straining his body beyond its ability, beyond any conscious effort, where it was just that unknown substance against tendon and bone. His hands burst through into the flesh beyond, where</text:span> <text:span text:style-name="T430">they sliced against fragments.</text:span></text:p>
      <text:p text:style-name="P496"/>
      <text:p text:style-name="P497">But he was past pain at this point. He had found an equilibrium. If what he suspected was true, he really didn't have any purpose, or any place in life. If his suspicions were true, he was simply the creation of an unimaginable <text:span text:style-name="T432">intelligence</text:span>, the same one that had created this horrible monster in front of him. </text:p>
      <text:p text:style-name="P497"><text:soft-page-break/></text:p>
      <text:p text:style-name="P497">Were he and I similar? Not in the slightly. For although he and it had been created form the same formless void, he had seen these others behind him. They counted on him now in a way that no mindless beast could ever understand. If there was a purpose or a place for him, it was exactly here, right between the hulking mass of flesh and his friends. </text:p>
      <text:p text:style-name="P497"/>
      <text:p text:style-name="P498">And so he took a step forwards. </text:p>
      <text:p text:style-name="P498"/>
      <text:p text:style-name="P498">The beast shuddered. His hands dug deeper into its body, passing by nameless bodyparts, and the detritus of a thousand animals. </text:p>
      <text:p text:style-name="P498"/>
      <text:p text:style-name="P498">He took another step. </text:p>
      <text:p text:style-name="P498"/>
      <text:p text:style-name="P499">He was not human. He knew that. It was not flesh which moved him. There were no bones inside him. There was no brain which <text:span text:style-name="T431">controlled</text:span> his actions nor heart which pumped blood through his body. He was extant. A form of human but not human. And because of that he was not limited by that which was human. </text:p>
      <text:p text:style-name="P499"/>
      <text:p text:style-name="P504">He took his left hand, and seizing whatever flesh lay in it, he struggled with all his might and started bring it out. Muscles ripped, and bones snapped but he would not be denied. </text:p>
      <text:p text:style-name="P499"/>
      <text:p text:style-name="P500">The boneless head, and presumed <text:span text:style-name="T435">useless</text:span> head of the beast <text:span text:style-name="T435">shrieked</text:span> and thrashed. But still he pulled. </text:p>
      <text:p text:style-name="P500"/>
      <text:p text:style-name="P500">And he pulled until there was no substance in that ball of flesh that could stop him. And with a clean motion, he pulled his hand clear out of the body, taking with it a massive chunk of broken bloody flesh, which he threw to the ground <text:span text:style-name="T433">in disgust.</text:span> </text:p>
      <text:p text:style-name="P484"/>
      <text:p text:style-name="P501">The beast roared again, the pain clear in its fathomless wild eyes. It stared at him begging him to end its <text:s/>horrible <text:span text:style-name="T436">existence.</text:span> And then crushed him once more with the entirety of its power. It reared up, its whole bulk rising into the air, bringing <text:span text:style-name="T434">him dangling in the air, injured arm still stuck into the core of the beast.</text:span></text:p>
      <text:p text:style-name="P501"/>
      <text:p text:style-name="P502">Then it came down with frightening force, this time directly on him. </text:p>
      <text:p text:style-name="P502"/>
      <text:p text:style-name="P502">He heard Thella and Tzuras cry out and then he was surrounded by crushing meat.</text:p>
      <text:p text:style-name="P502"/>
      <text:p text:style-name="P503">The pain was unimaginable. His legs crumpled. His head was slammed to the ground. His injured arm was still caught at its original angle. When the beast brought itself down, he was unable to free it. A searing horrifying pain radiated from his arm. It was so strong it broke straight through the balance he had so recently achieved. </text:p>
      <text:p text:style-name="P503"/>
      <text:p text:style-name="P503">A realization told him that it quite possibly has been torn completely lose. He could not move it. </text:p>
      <text:p text:style-name="P503"/>
      <text:p text:style-name="P503">The beast was crushing him now. He could feel its weight above him. He could not draw breath. It was trying to destroy him. It was trying to rid the difference between him and it. He could feel the void within the beast grow closer to him as it sensed its kin within him.</text:p>
      <text:p text:style-name="P503"/>
      <text:p text:style-name="P503">With his body broken and immovable, he could not hope to free himself. He readied himself for the end. </text:p>
      <text:p text:style-name="P429"><text:soft-page-break/><text:s/></text:p>
      <text:p text:style-name="P505">Thella and Tzuras had cried out when they saw the beast come down on Odilon, but neither were in a good position to do anything. Thella lacked the strength and Tzuras was drained from the counter strike of his magical use. </text:p>
      <text:p text:style-name="P505"/>
      <text:p text:style-name="P505">To his credit, Tzuras was now on his feet with Thella's aid. He readied his wand. </text:p>
      <text:p text:style-name="P505"/>
      <text:p text:style-name="P505">Thella tried to stop him. “You cant'! If you use magic again, it might kill you!” </text:p>
      <text:p text:style-name="P505"/>
      <text:p text:style-name="P505">But the elf simply stared at her. “It doesn't seem like we have any other choice. <text:span text:style-name="T437">I think I have one or two big spells left.</text:span>”</text:p>
      <text:p text:style-name="P505"/>
      <text:p text:style-name="P506">But as he pushed Thella behind him, and gripped his wand, he mentally noted that this was a complete lie. He shouldn't even have cast the last spell. The fissure did not allow for the recovery of magic power. He had been running on fumes this entire time. <text:span text:style-name="T438">And combat spells had never been his expertise. </text:span></text:p>
      <text:p text:style-name="P506"/>
      <text:p text:style-name="P506">“<text:span text:style-name="T439">Back!</text:span>” <text:span text:style-name="T439">He warned the beast. </text:span></text:p>
      <text:p text:style-name="P506"/>
      <text:p text:style-name="P507">But it paid him no mind. Instead it poured its horrible form in a pair of pseudopods which flung themselves at him before he could react. They wrapped themselves around him, one on his arm and the other around his waist. </text:p>
      <text:p text:style-name="P507"/>
      <text:p text:style-name="P507">In a panic he reached for his knife, which had dropped to the ground when he fell.</text:p>
      <text:p text:style-name="P429"/>
      <text:p text:style-name="P507">But before he could grab it, the arms lifted him clear off his feet, and, in one motion, hurled him into the air. </text:p>
      <text:p text:style-name="P507"/>
      <text:p text:style-name="P507">“No!” Thella cried. </text:p>
      <text:p text:style-name="P507"/>
      <text:p text:style-name="P507">But that didn't stop Tzuras from arcing over her head into the center of the frigid pond. </text:p>
      <text:p text:style-name="P507"/>
      <text:p text:style-name="P507">Then, the beast came for her. </text:p>
      <text:p text:style-name="P507"/>
      <text:p text:style-name="P508">She stooped down and grabbed the knife Tzuras had dropped. With two hands, she prepared to defend herself and Quentin.</text:p>
      <text:p text:style-name="P508"/>
      <text:p text:style-name="P508">The arms rushed towards her. </text:p>
      <text:p text:style-name="P508"/>
      <text:p text:style-name="P508">But she never had to use the weapon.</text:p>
      <text:p text:style-name="P508"/>
      <text:p text:style-name="P508">Instead, Quentin calmly grabbed both of the arms in his own. </text:p>
      <text:p text:style-name="P508"/>
      <text:p text:style-name="P508">Thella looked up at him in shock. But he did not respond to her in any way. Instead, she saw suddenly the thin silver line she had used to find him earlier. It snaked from the old man off into the distance.</text:p>
      <text:p text:style-name="P508"/>
      <text:p text:style-name="P508">Quentin switched his grasp, and with only his hands, crushed the beasts arms. </text:p>
      <text:p text:style-name="P508"/>
      <text:p text:style-name="P508">It moved back ever so slightly, revealing Odilon's head on the ground. The rest of his body was still covered.</text:p>
      <text:p text:style-name="P508"><text:soft-page-break/></text:p>
      <text:p text:style-name="P508">The remaining stumps of the creature flailed wildly, blood and ichor running form their ruined lengths.</text:p>
      <text:p text:style-name="P508"/>
      <text:p text:style-name="P508">Quentin advanced.</text:p>
      <text:p text:style-name="P508"/>
      <text:p text:style-name="P508">“Uncle! Don't use magic. It will just drain you. We can't hope to fight this thing. We should try to run somehow.”</text:p>
      <text:p text:style-name="P508"/>
      <text:p text:style-name="P510">But Quentin shook his head. “We can't run from this thing.” He said simply, “<text:span text:style-name="T440">See if you can help Tzuras</text:span>” <text:span text:style-name="T440">he added</text:span> and readied himself.</text:p>
      <text:p text:style-name="P510"/>
      <text:p text:style-name="P519">The beast charged him, hoping to crush him like it did Odilon. Quentin leaped to one side in a maneuver that was much more agile than his age should have allowed. As he did so, he threw the silver line across the beast, where it instantly tangled around it. He then moved to the beast's side, and attacked it.</text:p>
      <text:p text:style-name="P511"/>
      <text:p text:style-name="P520">He was simply punching the beast and his attacks seemed to make little effect on it. But he had gotten its attention. It focused all its pain filled rage on him and lumber<text:span text:style-name="T448">ed</text:span> to turn to face him. </text:p>
      <text:p text:style-name="P511"/>
      <text:p text:style-name="P520">Before it could, he grabbed the silver line once more and wound his way circularly around the beast. There was no<text:span text:style-name="T448">w </text:span>a complete loop <text:span text:style-name="T448">surrounding</text:span> its chest. </text:p>
      <text:p text:style-name="P511"/>
      <text:p text:style-name="P521">It was only then that Thella saw that where the line touched the beast's skin, it festered and burned. <text:s text:c="2"/></text:p>
      <text:p text:style-name="P511"/>
      <text:p text:style-name="P512">The beast opened several maws along its body, each one belching caustic fluid at Quentin. But in his current state, his keen eyes tracked their movement and he avoided each one. <text:span text:style-name="T441">He continued his circular motion, dancing around the beast until the line was wrapped several times around the think center of the beast. </text:span></text:p>
      <text:p text:style-name="P512"/>
      <text:p text:style-name="P522">Satisfied with its position, he took up the slack nearest him in his hands. </text:p>
      <text:p text:style-name="P512"/>
      <text:p text:style-name="P512">“<text:span text:style-name="T441">Ishira. I made a vow I would protect this child. I did so in your name. If there is anything left of your presence, make yourself known!</text:span>” <text:span text:style-name="T442">He challenged, holding the line in his hands. </text:span></text:p>
      <text:p text:style-name="P512"/>
      <text:p text:style-name="P513">However, if he was expecting something to happen, some great power to come raining down, or for the moon to appear once more, <text:span text:style-name="T449">searing through the fog</text:span>, he was mistaken. He was left holding the line just as before. </text:p>
      <text:p text:style-name="P513"/>
      <text:p text:style-name="P513">The beast lunged for him and he dodged backwards again. In doing so he ended up quite next to a tree which he regarded for a moment before nodding.</text:p>
      <text:p text:style-name="P513"/>
      <text:p text:style-name="P513">When the beast next attacked, he moved just outside of its reach, retreating further and further in the direction that it had originally came, through the empty grove of skeletal trees.</text:p>
      <text:p text:style-name="P509"/>
      <text:p text:style-name="P513">The beast's skin was burning now, the thread lighting into a new kind of pain. This wasn't the horrible <text:span text:style-name="T443">existence</text:span> it had been moulded into. Instead, this was acute and deadly. It felt this pain and became even more enraged. It lashed out, toppling trees and smashing holes into the ground. It flailed and attacked. </text:p>
      <text:p text:style-name="P513"/>
      <text:p text:style-name="P513">But it could never seem to connect to Quentin. He was always one step away. He was able to read the <text:soft-page-break/>creature's movements in a way that neither Odilon nor Tzuras had been able to do. Deadly calm, he dodged yet another attempt to crush him, bringing the beast beside yet another tree. Around them lay the tangled remains of several. As it had mindlessly attempted to crush him, Quentin has lead it on a merry chase, particularly tangling it and the silver thread with as many trees as he could find. </text:p>
      <text:p text:style-name="P513"/>
      <text:p text:style-name="P514">Now there was very little slack in the line. It had tangled around a good number of trees, and each pulled against it when the beast struggled. All that remained was the other end. </text:p>
      <text:p text:style-name="P514"/>
      <text:p text:style-name="P514">Quentin finally stopped dodging. His breathing was hard but measured. He grabbed the small amount of silver thread still untangled, leading directly to the beast and gripped it with all his might, moving backwards as he did.</text:p>
      <text:p text:style-name="P514"/>
      <text:p text:style-name="P514">The tension ran through the thread. With the trees holding it fast on one end, and him on the other, the cord started to cut through the beast itself where it had wrapped around its body.</text:p>
      <text:p text:style-name="P514"/>
      <text:p text:style-name="P514">The <text:span text:style-name="T444">aberration</text:span> spasmed in pain. It had once been a true beast or likely several beasts of the forest before the void of the fissure had corrupted it into this horrible parody. <text:span text:style-name="T449">In its current situation it was attacked by forces diametrically opposed to it.</text:span> <text:span text:style-name="T449">T</text:span>he moon existed unhindered among the void. Ishira might be gone, but her domain had always been that silver orb and the creatures of the forest. Doubly so <text:span text:style-name="T449">then,</text:span> the thread was anathema to its disgusting <text:span text:style-name="T444">existence.</text:span> It could not abide it touching its <text:span text:style-name="T445">body</text:span>.</text:p>
      <text:p text:style-name="P514"/>
      <text:p text:style-name="P515">It jerked and strained and pulled, snarling and biting in every cry imaginable. But Quentin held firm. He was no longer dodging. <text:span text:style-name="T444">Filled with the same resolve that had possessed Odilon, he kept winding the thread around his own hands where it bit down deeper and deeper into his own flesh. And pulled.</text:span></text:p>
      <text:p text:style-name="P515"/>
      <text:p text:style-name="P523">The beast was ceasing to function as a single object. The thread had now cut halfway through it, and its dubious cohesiveness was now nearing an end. Its various limbs and protrusions convulsed and thrashed in their death throes. Quentin had set up the situation. Everytime the beast struggled, it merely tightened the thread around it. All that was left was for the old man to hold the line. </text:p>
      <text:p text:style-name="P515"/>
      <text:p text:style-name="P524">The balance within Quentin allowed for one emotion as he pulled one final time. </text:p>
      <text:p text:style-name="P516"/>
      <text:p text:style-name="P524">He pitied it.</text:p>
      <text:p text:style-name="P516"/>
      <text:p text:style-name="P524">The deer head screamed once more and flopped down, finally still.</text:p>
      <text:p text:style-name="P516"/>
      <text:p text:style-name="P517">Quentin was not done. He took the line <text:span text:style-name="T446">pulled it from the now dead pile of animal pieces piled before him. The silver line stripped the meat like a metal wire through clay, leaving the core of the animal. Tzuras had seen it earlier. It was a tangled mess of antlers and bone, cruelly wrapped around an emptiness given form.</text:span></text:p>
      <text:p text:style-name="P517"/>
      <text:p text:style-name="P518">Quentin knew he likely would be unable to touch it with any part of his body directly, so he kicked it as hard as he could into the pond, which, <text:span text:style-name="T447">due to the strange nature of the island's geography,</text:span> was near him once more.</text:p>
      <text:p text:style-name="P525"/>
      <text:p text:style-name="P525"/>
      <text:p text:style-name="P525">Tzuras, with Thella's help was dragging himself out of the water. Typically the cold would have been of utmost concern, but the deadening effects of the places came to their advantage for once. He was merely damp after a few moments, once <text:span text:style-name="T450">Thella dragged</text:span> him out. </text:p>
      <text:p text:style-name="P525"><text:soft-page-break/></text:p>
      <text:p text:style-name="P525">Still he found it hard to get the strength to rise to his feet. </text:p>
      <text:p text:style-name="P526"/>
      <text:p text:style-name="P527">He shifted over, and looked at Odilon, also lying on the ground. </text:p>
      <text:p text:style-name="P527"/>
      <text:p text:style-name="P527">“I'm fine. You should check on him.”</text:p>
      <text:p text:style-name="P527"/>
      <text:p text:style-name="P527">Thella frowned. “I don't know what I can do. His arm is completely detached from his body, but there is no blood. If I help you get up, can you look at him?”</text:p>
      <text:p text:style-name="P527"/>
      <text:p text:style-name="P527">The elf nodded and the girl lifted him, best as she could to his feet. He groaned but was able to keep standing. He was, after all, the youngest of them save Thella, at least in elven terms. </text:p>
      <text:p text:style-name="P527"/>
      <text:p text:style-name="P528">But when she saw Quentin had returned from his fight, she left the elf and flung her arms around the older man. “Uncle! You're ok!”</text:p>
      <text:p text:style-name="P528"/>
      <text:p text:style-name="P528">The balance within him was hard to remove, and did not allow many emotions. He found it hard to understand the situation, but returned the physical gesture while he tried to find himself. </text:p>
      <text:p text:style-name="P528"/>
      <text:p text:style-name="P528">“I-I guess I am.” He wondered slowly. </text:p>
      <text:p text:style-name="P528"/>
      <text:p text:style-name="P529">She hugged him tighter when he tried to free himself. “I thought you were never going to come back. You scared me so much.” She admitted. This time she couldn't keep back the tears, and cried into his pant leg.</text:p>
      <text:p text:style-name="P529"/>
      <text:p text:style-name="P530">Tzuras let the two alone while he hobbled over to Odilon. </text:p>
      <text:p text:style-name="P530"/>
      <text:p text:style-name="P530">The soldier was pressed into the <text:span text:style-name="T457">ground</text:span> itself, but looked surprisingly ok for a man who was literally crushed to the ground. </text:p>
      <text:p text:style-name="P530"/>
      <text:p text:style-name="P530">Tzuras checked his pulse. There wasn't one. <text:span text:style-name="T451">Or perhaps it was weak? It was hard to tell. </text:span></text:p>
      <text:p text:style-name="P531">Alarmed, he attempted to flip the man over. As he did so, he realized that although the man wasn't bleeding, he did seem to be <text:span text:style-name="T457">surprisingly</text:span> heavy and at the same time, very thin. It was clear that there was not flesh and bone under his clothing.</text:p>
      <text:p text:style-name="P531"/>
      <text:p text:style-name="P532">Perplexed with how to <text:span text:style-name="T453">proceed</text:span>, he checked for a breath, and realized that he had never <text:span text:style-name="T453">really</text:span> seen Odilon breath earlier. <text:span text:style-name="T452">The white mask, which Thella had worn earlier was now slightly cracked, but still affixed to the soldier's face, his brown hair disturbed only slightly. Tzuras could make out his eyes within the ceramic, but they were closed. He tried to take it off to check for signs of life, but the mask refused to come off, even though Tzuras couldn't see anything keeping it on. He left it for now.</text:span></text:p>
      <text:p text:style-name="P532"/>
      <text:p text:style-name="P532"><text:span text:style-name="T452">And Odilon's arm was definitely off. Tzuras scratched his head and looked at what was left of it. Next to the solider was the tattered cloth of his coat's shoulder, and what looked like fragments of bone. But on closer inspection, they were not bone at all, but what might have been stone? He could tell there had been some skin looking layer atop it, but the abuse of the current fight and the earlier encounter with the monster had torn it off. </text:span><text:s/></text:p>
      <text:p text:style-name="P526"/>
      <text:p text:style-name="P538">He had to do something though. He did know of one healing spell which he had teased out of a priest of Geremon during one of his travels. It was not one with which he had proficiency though, and he had to <text:soft-page-break/>refer to his notes.</text:p>
      <text:p text:style-name="P533"/>
      <text:p text:style-name="P533">He took out the small book which he liked to use just as a field booklet rather than the more obsessive journal of the normal magic user and furiously tried to find the proper inscription.</text:p>
      <text:p text:style-name="P533"/>
      <text:p text:style-name="P533">He found it and carefully prepared a circle around Odilon, checking the runes as he went. But once he recited the words, he felt only a small draining of his power. Has the spell failed to work? </text:p>
      <text:p text:style-name="P533"/>
      <text:p text:style-name="P533">Looking at Odilon it was possible that <text:span text:style-name="T454">some of the wounds, and chipped parts of his body had been fixed, but it was quite hard to tell.</text:span></text:p>
      <text:p text:style-name="P533"/>
      <text:p text:style-name="P534">He looked up with dismay to see Thella and Quentin approach him slowly. </text:p>
      <text:p text:style-name="P534"/>
      <text:p text:style-name="P534">“How is he?” Quentin asked quietly.</text:p>
      <text:p text:style-name="P534"/>
      <text:p text:style-name="P534">Tzuras shook his head. “I'm just as out of my league as Thella was. I'm not sure I know of anything that can help him. To be honest, I'm not even sure how injured he is. This body is not like anything I've ever seen before… It's certainly not human. I'm not sure its even organic. Its more like...”</text:p>
      <text:p text:style-name="P534"/>
      <text:p text:style-name="P534">“It looks like more a simulacrum.” Quentin interjected. </text:p>
      <text:p text:style-name="P534"/>
      <text:p text:style-name="P534">“Oh. Yes. That too. I was going to say Uzerai.”</text:p>
      <text:p text:style-name="P534"/>
      <text:p text:style-name="P534">“Spirits?” Quentin wondered. But this time there was no mocking in his voice, only a slow introspection. “Possible. This place can twist anything, as we've seen.”</text:p>
      <text:p text:style-name="P534"/>
      <text:p text:style-name="P534">“But maybe I can mend him?” Quentin wondered. “The spell doesn't usually work on people. Its not healing.” </text:p>
      <text:p text:style-name="P534"/>
      <text:p text:style-name="P534">Shaking, Quentin pulled out his tome, but he had to stop. <text:span text:style-name="T458">His hand trembled and Thella steadied him with some effort.</text:span> “I'm sorry. I really don't have a lot of energy left. Thella, can you open this to the third page or so? It should be early in. I guess I never told you much about this book, have I?”</text:p>
      <text:p text:style-name="P534"/>
      <text:p text:style-name="P534">Thella shook her had and flipped through the tome very carefully.</text:p>
      <text:p text:style-name="P534"/>
      <text:p text:style-name="P534">“I wonder if I haven't been forthcoming enough… What a miserable pile of secrets.” He muttered.</text:p>
      <text:p text:style-name="P534">“Ah, its that one there.”</text:p>
      <text:p text:style-name="P534"/>
      <text:p text:style-name="P534">Tzuras looked on as Thella held the book for Quentin. The older man, raised his hands and began the proper procedures for bringing forth the magic. He had to try the spell multiple times, his hands shook so much, and once he couldn't hold back a rasping cough during a section which required a verbal incantation. </text:p>
      <text:p text:style-name="P534"/>
      <text:p text:style-name="P535">However, in the end, the spell did perform. And, being a minor one, did not produce quite as much distress as their prior combat oriented efforts ha<text:span text:style-name="T456">d</text:span>.</text:p>
      <text:p text:style-name="P535"/>
      <text:p text:style-name="P536">And Odilon did stir.</text:p>
      <text:p text:style-name="P535"/>
      <text:p text:style-name="P536">With a deep groan he lurched upwards.</text:p>
      <text:p text:style-name="P535"><text:soft-page-break/></text:p>
      <text:p text:style-name="P535">“<text:span text:style-name="T456">Careful! We don't know how to heal you. We've done what we could think of. You held that beast off, but it got your arm.</text:span>” <text:span text:style-name="T456">Tzuras said. </text:span></text:p>
      <text:p text:style-name="P535"/>
      <text:p text:style-name="P536">Odilon groaned again. This time it was a more conscious effort.</text:p>
      <text:p text:style-name="P535"/>
      <text:p text:style-name="P535"><text:span text:style-name="T456">“I feel like I'm about to fall apart.” He rasped. “Its like every bone in my body is about to shatter.” </text:span><text:s/></text:p>
      <text:p text:style-name="P536">He said, feeling with his unbroken arm to the stump of the missing one. “Oh gods… It really is gone.”</text:p>
      <text:p text:style-name="P536"/>
      <text:p text:style-name="P536">“I'm sorry Odilon. It doesn't seem like normal healing magic works on you. Quentin had some ideas, but we're really at a loss. I study animals mostly. I don't even study human or elven anatomy. Most of what I know I picked up my accident. But I couldn't even tell if you were alive.” He admitted.</text:p>
      <text:p text:style-name="P536"/>
      <text:p text:style-name="P536">“Ugh. What does that mean anyway?” Odilon asked, sitting up. He pulled what was left of his jacket over himself. And then ran a hand on the mask covering his face. </text:p>
      <text:p text:style-name="P536"/>
      <text:p text:style-name="P536">“I think I'm ok. I don't feel like I'm losing blood. <text:span text:style-name="T459">I guess there is no blood to lose.</text:span> There is pain of course. Crushing pain. But I think its like broken ribs. I think I can walk with it.”</text:p>
      <text:p text:style-name="P536"/>
      <text:p text:style-name="P539">He started to get up, which triggered alarm among the assembled followers. But he would not be dissuaded.</text:p>
      <text:p text:style-name="P539"/>
      <text:p text:style-name="P539">“Night has fallen.” He coughed, and waved a hand around slowly. “I take it someone handled that monster?”</text:p>
      <text:p text:style-name="P539"/>
      <text:p text:style-name="P539">Quentin nodded. </text:p>
      <text:p text:style-name="P539"/>
      <text:p text:style-name="P540">“Good. But I do no<text:span text:style-name="T460">t</text:span> think we can afford to be lax.” <text:span text:style-name="T460">He said as he got to his feet. He brushed himself off slowly and from his movements, it was clear he was in a large amount of pain.</text:span></text:p>
      <text:p text:style-name="P540"/>
      <text:p text:style-name="P541"><text:span text:style-name="T460">He coughed again. “We were able to rid ourselves of that fissure. But I think there must be some reevaluation here. I have to apologize to you all. I suppose I tangled you up in my revenge. And it turns out it was not quite mine to have in the first place. Although, this place did kill my original.”</text:span></text:p>
      <text:p text:style-name="P541"/>
      <text:p text:style-name="P541"><text:span text:style-name="T461">He stared down at his arm and said, this this softer, looking at Tzuras, “We cannot destroy this thing. I don't think we can even seal it away. I believe its beyond our power. We were helpless inside there.”</text:span></text:p>
      <text:p text:style-name="P541"/>
      <text:p text:style-name="P541"><text:span text:style-name="T461">Tzuras frowned, but nodded. He looked over the other two who also wore grim expressions. </text:span></text:p>
      <text:p text:style-name="P541"/>
      <text:p text:style-name="P541"><text:span text:style-name="T461">“We were saved. We are not the ones to do the saving. Without help we would not have emerged form that fissure.” Quentin stated. </text:span></text:p>
      <text:p text:style-name="P541"/>
      <text:p text:style-name="P541"><text:span text:style-name="T461">“I was never for challenging the power of this place.”</text:span></text:p>
      <text:p text:style-name="P541"/>
      <text:p text:style-name="P541"><text:span text:style-name="T461">Thella began to protest. </text:span></text:p>
      <text:p text:style-name="P541"/>
      <text:p text:style-name="P542"><text:span text:style-name="T461">Quentin shook his head. “I have seen its depths now. I don't know that I can call it evil, because that would ascribe it too much consciousness and purpose. But it certainly is malignant. It should be destroyed, or removed or sealed. But by those with the ability to do so. Perhaps the university...”</text:span></text:p>
      <text:p text:style-name="P542"><text:soft-page-break/></text:p>
      <text:p text:style-name="P542"><text:span text:style-name="T462">“Then is our goal again to leave this place?” Thella asked. </text:span></text:p>
      <text:p text:style-name="P542"/>
      <text:p text:style-name="P542"><text:span text:style-name="T462">They looked at one another. </text:span></text:p>
      <text:p text:style-name="P542"/>
      <text:p text:style-name="P542"><text:span text:style-name="T462">“It feels wrong.” Tzuras said, voicing what they all felt. “By leaving, there will certainly be others who are caught in its power.”</text:span></text:p>
      <text:p text:style-name="P542"/>
      <text:p text:style-name="P542"><text:span text:style-name="T462">But Odilon disagreed. “You mentioned the university. There are people with the capacity and ability to address this place. It simply was too much for our small band of travelers.”</text:span></text:p>
      <text:p text:style-name="P542"/>
      <text:p text:style-name="P542"><text:span text:style-name="T462">“Its funny, but in a way, the original Odilon and his party were successful, at a very heavy cost. The knowledge of this place will be brought back.”</text:span></text:p>
      <text:p text:style-name="P542"/>
      <text:p text:style-name="P542"><text:span text:style-name="T462">Tzuras looked into the mist. </text:span></text:p>
      <text:p text:style-name="P542"/>
      <text:p text:style-name="P542"><text:span text:style-name="T462">“Is that truly the case?”</text:span></text:p>
      <text:p text:style-name="P542"/>
      <text:p text:style-name="P542"><text:span text:style-name="T462"><text:s/>Odilon would not be dissuaded. “We know this place now. I know my nature. We are different from those who first arrived on this island. And when I get off of it, I will go to Odilon's commanding officer and inform them of all that went on here.”</text:span></text:p>
      <text:p text:style-name="P543"/>
      <text:p text:style-name="P543">“So we are leaving this place?” Thella asked again. She phrased it as a question, but it had a sense of finality to it. </text:p>
      <text:p text:style-name="P542"/>
      <text:p text:style-name="P544">They nodded in agreement. </text:p>
      <text:p text:style-name="P544"/>
      <text:p text:style-name="P544">“<text:span text:style-name="T463">That is supposing that we can.</text:span>” <text:span text:style-name="T463">Tzuras said, a hint of darkness to his voice. He looked again to the mist. </text:span></text:p>
      <text:p text:style-name="P544"/>
      <text:p text:style-name="P544">“<text:span text:style-name="T464">We barely handled one of those things. How many do you think are on this island?</text:span>” <text:span text:style-name="T464">He asked.</text:span></text:p>
      <text:p text:style-name="P544"/>
      <text:p text:style-name="P545">The thought of multiple of those monsters spread a ripple of disquiet through the group.</text:p>
      <text:p text:style-name="P545"/>
      <text:p text:style-name="P545">“We should leave at once.” Odilon said. </text:p>
      <text:p text:style-name="P545"/>
      <text:p text:style-name="P545">They gathered themselves and their things.</text:p>
      <text:p text:style-name="P545"/>
      <text:p text:style-name="P545">“Do we know the way?” Tzuras asked.</text:p>
      <text:p text:style-name="P545"/>
      <text:p text:style-name="P545">“No. But I can feel it.” Odilon replied, taking lead. Based on what they had already gone through, this was enough the for the rest for the group. And with some lack of assurance they started away from that horrible place.</text:p>
      <text:p text:style-name="P545"/>
      <text:p text:style-name="P545">They hadn't seemed to go far when Odilon turned to them and tapped the mask he wore. </text:p>
      <text:p text:style-name="P545">“I think I can see it.”</text:p>
      <text:p text:style-name="P545"/>
      <text:p text:style-name="P545">Tzuras looked around. There was nothing but featureless trees and yet more mist. “You're going <text:span text:style-name="T465">to move us again?</text:span>”</text:p>
      <text:p text:style-name="P545"><text:soft-page-break/></text:p>
      <text:p text:style-name="P545">“<text:span text:style-name="T465">Move you? We're already here. The river is just over that rise there.</text:span>” <text:span text:style-name="T465">Odilon said pointing ahead. </text:span></text:p>
      <text:p text:style-name="P545"/>
      <text:p text:style-name="P548">Tzuras eyed the soldier, and stared forward into the darkness. Sure enough there was a small hillock in front of them.</text:p>
      <text:p text:style-name="P548"/>
      <text:p text:style-name="P548">“I believe Odilon has a measure of this place now.” Quentin said, motioning for them to continue.</text:p>
      <text:p text:style-name="P548"/>
      <text:p text:style-name="P549">True to his word, as they crested the top of the hill, they emerged from the forest, hopefully for the last time. The familiar stone swept beach greeted them. This time though, there was an addition. There were two boats pulled ashore.</text:p>
      <text:p text:style-name="P549"/>
      <text:p text:style-name="P549">“<text:span text:style-name="T470">Those must be the military ones. They look large enough so that we could fit in one, although we might as well take both. It seems like they have oars as well… </text:span>I imagine those were there this entire time?” Tzuras asked, looking at the craft.</text:p>
      <text:p text:style-name="P549"/>
      <text:p text:style-name="P549">“I'm not sure its relevant. I don't think it makes sense to talk about things with the expectation of permanence.” <text:span text:style-name="T466">Quentin said, waving a hand. </text:span></text:p>
      <text:p text:style-name="P549"/>
      <text:p text:style-name="P549">“<text:span text:style-name="T467">So did you expect these boats to be here?” Tzuras asked Odilon.</text:span></text:p>
      <text:p text:style-name="P549"/>
      <text:p text:style-name="P549">“<text:span text:style-name="T467">I'm not sure. The river I expected. It makes sense to have boats here. Perhaps that is enough.</text:span>”</text:p>
      <text:p text:style-name="P549"/>
      <text:p text:style-name="P549">“<text:span text:style-name="T467">I thought there might be boats. We had talked about them earlier.</text:span>” <text:span text:style-name="T467">Thella offered. </text:span></text:p>
      <text:p text:style-name="P549"/>
      <text:p text:style-name="P550">Odilon shrugged. “Then perhaps Thella expected the boats to be here.”</text:p>
      <text:p text:style-name="P550"/>
      <text:p text:style-name="P550">“<text:span text:style-name="T468">Why now though? We wanted off this island for what has felt like weeks. Why would it let us go now?</text:span>”</text:p>
      <text:p text:style-name="P550"/>
      <text:p text:style-name="P550">“<text:span text:style-name="T469">Surely you're not going second guess a gift?</text:span>” <text:span text:style-name="T469">Quentin asked. Before it would have been said with a bit of a sneer, but now it was only meant humorously.</text:span></text:p>
      <text:p text:style-name="P550"/>
      <text:p text:style-name="P551">Tzuras shook his head. “Forget I said anything. I'll take any boat at this point. I wouldn't mind leaving this island forever.”</text:p>
      <text:p text:style-name="P551"/>
      <text:p text:style-name="P551">Odilon nodded and they readied the boats by the waters edge. However just as they were about to leave, something caught his mind. </text:p>
      <text:p text:style-name="P551"/>
      <text:p text:style-name="P551">“...leave this island forever, you said…” He said, turning back and looking at the mist covered trees. </text:p>
      <text:p text:style-name="P551"/>
      <text:p text:style-name="P551">The party, <text:span text:style-name="T471">now in the boat, stared at the mask covered solider. Something in his voice put them on edge.</text:span></text:p>
      <text:p text:style-name="P551"/>
      <text:p text:style-name="P551">“<text:span text:style-name="T471">I've been thinking. I said I would track down my commanding officer and tell him about this place. Look, I'm on this boat now, and it seems like we can finally leave. Surely you can, but what about me?</text:span>”</text:p>
      <text:p text:style-name="P551"/>
      <text:p text:style-name="P551">“<text:span text:style-name="T471">Odilon as you would have known him was from outside this place. He had a home, parents, people who cared for him outside this island. What do I have? How can I prove I am anything? If I am simply </text:span><text:soft-page-break/><text:span text:style-name="T471">a creation of this place, what makes you think I can leave it?</text:span>”</text:p>
      <text:p text:style-name="P551"/>
      <text:p text:style-name="P552">Quentin stared at him. “Do you feel a connection to this island still? Even after all we went through?”</text:p>
      <text:p text:style-name="P552"/>
      <text:p text:style-name="P552">Odilon held a hand up to his head. “There's been nothing but terror in this place, but bad experiences alone cannot divorce a person from their…” He motioned, trying to think of a word, but none came to mind.</text:p>
      <text:p text:style-name="P552"/>
      <text:p text:style-name="P552">“Tzuras, you know what I mean? That… connection?”</text:p>
      <text:p text:style-name="P552"/>
      <text:p text:style-name="P552">Tzuras jerked like he had been shocked. Very faintly the smell of burning wood came to his nose. </text:p>
      <text:p text:style-name="P552"/>
      <text:p text:style-name="P552">“Gods, I do. If I hadn't before, I now do.”</text:p>
      <text:p text:style-name="P552"/>
      <text:p text:style-name="P552">“So you think Odilon will be unable to leave? Say we take this boat and row across the waters, what will happen?” Quentin asked the elf.</text:p>
      <text:p text:style-name="P552"/>
      <text:p text:style-name="P552">“I don't know for sure. This is not a science by any means, very much the opposite. Perhaps he will be fine. Perhaps the spirit will leave his body. Hells, his body itself is magical in nature, or so we thought. He could turn to dust! I have no idea!”</text:p>
      <text:p text:style-name="P552"/>
      <text:p text:style-name="P552">“Thats not fair!” Thella blurted, reminding them of her presence. </text:p>
      <text:p text:style-name="P552"/>
      <text:p text:style-name="P552">“Odilon went through all of this! Just as much as any of us, even more! He deserves to leave the island with us!”</text:p>
      <text:p text:style-name="P552"/>
      <text:p text:style-name="P552">Quentin nodded. “Yes, a thousand times over. But there are no gods of justice. We should think carefully about this.”</text:p>
      <text:p text:style-name="P552"/>
      <text:p text:style-name="P552">Odilon let out a groan and clutched his arm. “Oh gods. After all this I might not even leave… I-I… I can't stay here though.” He looked back at the trees. “No. I can't do it. I'd rather throw myself into the water. I'd rather end everything myself, or have one of you run me through. Anything but that featureless void. Anything but that.” He shivered back and forth. “Just start rowing. For gods sakes. Before this place changes its mind or something.”</text:p>
      <text:p text:style-name="P552"/>
      <text:p text:style-name="P552">Quentin and Tzuras stared at one another but dutifully started rowing. </text:p>
      <text:p text:style-name="P552"/>
      <text:p text:style-name="P552">Thella saw Odilon's fear as soon as they stared out onto the water. She grabbed his hand and held in in hers. She looked right at him. </text:p>
      <text:p text:style-name="P552"/>
      <text:p text:style-name="P552">“Its all going to work out. I know it.” She said. Odilon nodded and to some degree calmed, but was not <text:span text:style-name="T472">completely</text:span> reassured. </text:p>
      <text:p text:style-name="P552"/>
      <text:p text:style-name="P552"/>
      <text:p text:style-name="P553">They were now <text:span text:style-name="T473">in the river proper. The current was strong and attempted to pull them downstream. Although they all fit on the boat, the current gave them some concern, and they mostly went with it rather than fighting it. How far downstream they traveled didn't matter. Slowly and steadily they made their way across.</text:span></text:p>
      <text:p text:style-name="P552"/>
      <text:p text:style-name="P554"><text:soft-page-break/>By the time they had gone halfway across, Odilon groaned and clutched his arm.</text:p>
      <text:p text:style-name="P554"/>
      <text:p text:style-name="P554">Thella looked to him with concern. </text:p>
      <text:p text:style-name="P554"/>
      <text:p text:style-name="P554">“Oh… I don't feel so good guys...” He said, frantically taking off the fabric that Tzuras had bandaged his missing arm with.</text:p>
      <text:p text:style-name="P554"/>
      <text:p text:style-name="P554">“<text:span text:style-name="T474">Oh gods. Its dissapearing. Its fading away!</text:span>” <text:span text:style-name="T474">He panicked. </text:span></text:p>
      <text:p text:style-name="P554"/>
      <text:p text:style-name="P555">Thella got a look at what was happening. </text:p>
      <text:p text:style-name="P555"/>
      <text:p text:style-name="P555">Odilon was clutching at what was left of his arm, which was, as he phrased it, fading away. As if a clenched hand had extended from the island and was dragging off pieces of Odilon with it as he left, the mist swirled around him.</text:p>
      <text:p text:style-name="P555"/>
      <text:p text:style-name="P555">“Quentin, keep us right.” Tzuras said, turning to the soldier. </text:p>
      <text:p text:style-name="P555"/>
      <text:p text:style-name="P534">“<text:span text:style-name="T475">Odilon. Look at me.</text:span>” <text:span text:style-name="T476">The elf said, deadly serious. </text:span></text:p>
      <text:p text:style-name="P534"/>
      <text:p text:style-name="P556">Now he grabbed the soldier's hands, and fought off his panicked attempts to free them. </text:p>
      <text:p text:style-name="P556"/>
      <text:p text:style-name="P556">“Look at me!” The elf said, green eyes flashing.</text:p>
      <text:p text:style-name="P556"/>
      <text:p text:style-name="P556">This time the soldier did look at him. </text:p>
      <text:p text:style-name="P556"/>
      <text:p text:style-name="P556">“I swore an oath!” The elf cried. </text:p>
      <text:p text:style-name="P556"/>
      <text:p text:style-name="P556">The waters quieted. The mist slowed. Time hung still.</text:p>
      <text:p text:style-name="P556"/>
      <text:p text:style-name="P556">“I swore it on the moon. I swore in Ishira's name that I would help you. You're not going anywhere!” He said with complete certainty. </text:p>
      <text:p text:style-name="P556"/>
      <text:p text:style-name="P557">“And did you not swear your own oath? Upon joining the military, did you not swear an oath to the North and to your fellow men? Does that mean nothing? The forces of this places have their limit!” He said, pointing at the mask on the man's face. </text:p>
      <text:p text:style-name="P557"/>
      <text:p text:style-name="P557">“<text:span text:style-name="T478">The symbol I carved there glows brightly. It remembers my words and knows that they were true. Do you?</text:span>”</text:p>
      <text:p text:style-name="P557"/>
      <text:p text:style-name="P558">Odilon looked at his arm, which was still vanishing. The effect was now spreading to affect the whole side of his body, swirling away into the mist.</text:p>
      <text:p text:style-name="P534"/>
      <text:p text:style-name="P534">“<text:span text:style-name="T478">Don't look at that.</text:span>” <text:span text:style-name="T478">Tzuras ordered. “Answer me. Did our oaths mean nothing?”</text:span></text:p>
      <text:p text:style-name="P534"/>
      <text:p text:style-name="P534">“<text:span text:style-name="T478">But was it even me?</text:span>” <text:span text:style-name="T478">Odilon cried, looking in terror as his body continued to vanish. </text:span></text:p>
      <text:p text:style-name="P534">“<text:span text:style-name="T478">I feel for those poor men, but it was not me who said that oath. You might have sworn to me, but that matters not if I am no longer here.</text:span>”</text:p>
      <text:p text:style-name="P559"/>
      <text:p text:style-name="P558">The elf looked wildly back at the island. Was there some force stirring there? Did the mist coalesce on <text:soft-page-break/>the shore facing them? Did it call for their child to return to that void place?</text:p>
      <text:p text:style-name="P558"/>
      <text:p text:style-name="P560">He looked at the other side of the shore. Its was so close! After so long they were finally goin<text:span text:style-name="T479">g</text:span> to be free!</text:p>
      <text:p text:style-name="P560"/>
      <text:p text:style-name="P560">Still clutching the solider's hands, he stared again at the masked figure, his voice now rising.</text:p>
      <text:p text:style-name="P560"/>
      <text:p text:style-name="P560">“Then who are you? Are you Odilon? If not, you must prove that you have the desire to live. <text:span text:style-name="T480">It matters not if you are human. Your nature matters not. What matters now in this place is your will.</text:span> The mask cannot protect you alone: The symbol cannot protect you if there is nothing to protect.” <text:span text:style-name="T481">He declared, eyes flashing and hair rising with the force of conflicting fates.</text:span></text:p>
      <text:p text:style-name="P560"/>
      <text:p text:style-name="P561">A heavy presence settled over them. The boat struggled madly in the water. Quentin yelled out an exclamation and tried to steady the craft. <text:span text:style-name="T482">They were caught, stretched between forces unimaginable, and hung in the center, under incredible stress.</text:span></text:p>
      <text:p text:style-name="P547"/>
      <text:p text:style-name="P562">The man who was not quite Odilon sputtered and cried, jerking one way then another. His good hand tried to clutch the mask on his face, whose symbol now burned too bright to look at. Tzuras still clutched to his hand though. With horror, the man felt the mask starting to slip from his face. </text:p>
      <text:p text:style-name="P562"/>
      <text:p text:style-name="P562">“Did you hear me? The mask can't save nothing. I can't save nothing. There has to be someone under the mask. Who is it?” He thundered, staring straight into the man's eyes. “Say something! Swear something! Offer your life to a cause! Scream your name! Prove you exist. Otherwise you are nothing but your nature, a figment of this island's power, something which cannot exist beyond the bounds of this place.”</text:p>
      <text:p text:style-name="P562"/>
      <text:p text:style-name="P563">A terrible cry arose from the masked man <text:span text:style-name="T483">as he struggled. His sword fell from his side into the water. His black jacket tore from his back, unfastened and now missing an arm. It spiraled into the air, hastened by a sudden gust of air, powered by the tension of the conflict. </text:span></text:p>
      <text:p text:style-name="P563"/>
      <text:p text:style-name="P564"><text:span text:style-name="T483">“I-”</text:span></text:p>
      <text:p text:style-name="P564"/>
      <text:p text:style-name="P564"><text:span text:style-name="T483">“I am not Odilon.” He admitted. And with those words, he started to slump downwards, bits of him fleeing into the air. The mask sagged precariously. His whole figure became less and less firm.</text:span></text:p>
      <text:p text:style-name="P564"/>
      <text:p text:style-name="P565">Tzuras gripped his forearm. “<text:span text:style-name="T484">This may be true, but it is not good enough. It must be a</text:span>ffirmative! It can't be a negation!”</text:p>
      <text:p text:style-name="P565"/>
      <text:p text:style-name="P566">The mists tore at him. <text:span text:style-name="T490">The false clothes vanished.</text:span> The flesh <text:span text:style-name="T491">tore </text:span>away. Whatever white material made his body was the only thing that was left. He was a skeleton.</text:p>
      <text:p text:style-name="P566"/>
      <text:p text:style-name="P567">“<text:span text:style-name="T485">But I swear I will avenge him!</text:span>” <text:span text:style-name="T485">The figure said with some difficulty. The mask caught. The mists stopped. The bone white hand in Tzuras's own tightened. </text:span></text:p>
      <text:p text:style-name="P564"/>
      <text:p text:style-name="P569">With all its might, the figure rose upwards and cried out.</text:p>
      <text:p text:style-name="P564"/>
      <text:p text:style-name="P564">“<text:span text:style-name="T485">In the names of all those who died on this island, man and beast. I will find a way to destroy this place!</text:span>” <text:span text:style-name="T485">He cried, one last time. </text:span></text:p>
      <text:p text:style-name="P564"/>
      <text:p text:style-name="P568"><text:soft-page-break/>There was a terrible weight that descended on the boat <text:span text:style-name="T486">as if something colossal had just fallen from the heavens. Quentin fought like mad to still the boat.</text:span> A mist laden wind retreated from it back to the island, disturbing the water. <text:s/></text:p>
      <text:p text:style-name="P564"/>
      <text:p text:style-name="P570">Tzuras and Thella stared in awe as the skeleton in front of them turned and pointed back at the island. A pale fire burned in its eyes, shooting <text:span text:style-name="T487">from </text:span>the holes of the mask. </text:p>
      <text:p text:style-name="P570"/>
      <text:p text:style-name="P570">“I will find your secrets. I will return to this place. <text:span text:style-name="T487">And</text:span> I will close that fissure, such that it never ruins another life. <text:span text:style-name="T489">I was unable to do so this time, but next,</text:span> I will <text:span text:style-name="T488">destroy you completely!</text:span>” The figure said, <text:span text:style-name="T492">accusing the island directly.</text:span></text:p>
      <text:p text:style-name="P570"/>
      <text:p text:style-name="P571">With those words said, <text:span text:style-name="T490">the boat was finally freed of the titanic forces gripping it. </text:span></text:p>
      <text:p text:style-name="P571"/>
      <text:p text:style-name="P571">The announcement seemed to have taken a huge t<text:span text:style-name="T493">ol</text:span>l on <text:span text:style-name="T490">the figure, and stared to fall. Tzuras and Thella grabbed it and lowered it down into the boat. </text:span></text:p>
      <text:p text:style-name="P571"/>
      <text:p text:style-name="P572">Tzuras produced <text:span text:style-name="T493">a cloak from their supplies and threw it over him. </text:span></text:p>
      <text:p text:style-name="P572"/>
      <text:p text:style-name="P573">The figure now seemed to be unconscious from the effort, but the mask held. </text:p>
      <text:p text:style-name="P573"/>
      <text:p text:style-name="P574">Breathing a sigh of relief, Tzuras grabbed the oars, while Thella watched over the figure. </text:p>
      <text:p text:style-name="P575"/>
      <text:p text:style-name="P576">The river still ran with mist hanging over it. Its current was still deep and cold. Rock spires still shot from its depths. But with that final pronouncement, they had escaped the island. <text:span text:style-name="T494">With a sigh, it let them from its grasp. And they were at last free.</text:span></text:p>
      <text:p text:style-name="P570"><text:s/></text:p>
      <text:p text:style-name="P570"/>
      <text:p text:style-name="P570">“<text:span text:style-name="T495">So what shall we call you now, if not Odilon?</text:span>” <text:span text:style-name="T495">Quentin asked, some days later. They now lay at the crossroads. The turn to the supposed location of the library was in front of them. The trees were wet with dew, but no longer ran with mist. They had encountered a few people. They were back to normalcy once again.</text:span></text:p>
      <text:p text:style-name="P570"/>
      <text:p text:style-name="P570">“<text:span text:style-name="T496">I don't quite know. But Odilon is truly not my name. I suppose I will have to find the right one.</text:span>”</text:p>
      <text:p text:style-name="P570"/>
      <text:p text:style-name="P570">“<text:span text:style-name="T496">Then, perhaps you should come with us still. As I said, in what seems to be a different lifetime, we mean to travel up this road and find the library said to be at its end. The caretakers of the place are said to have great knowledge, and that which they do not know lies in the books they care for.</text:span>”</text:p>
      <text:p text:style-name="P570"/>
      <text:p text:style-name="P570">“<text:span text:style-name="T496">Thella says that the disease has progressed slowly since that place, but I cannot be assured of its future growth. I will find a way to rid it completely.</text:span>”</text:p>
      <text:p text:style-name="P570"/>
      <text:p text:style-name="P570">“<text:span text:style-name="T497">Hmm you did mention a library?</text:span>” <text:span text:style-name="T497">The figure said, rubbing the bottom of the mask. Quentin could see straight through the eye holes on it. There was only a faint warm glow behind them.</text:span></text:p>
      <text:p text:style-name="P570"/>
      <text:p text:style-name="P570">“<text:span text:style-name="T497">Perhaps there is history there of that cursed island. At the very least, perhaps there will be someone there who can provide me with a more normal appearance. I suppose I will travel there with you.</text:span>”</text:p>
      <text:p text:style-name="P570"/>
      <text:p text:style-name="P577">Tzuras nodded. “Then I will go as well. I intend to keep my promise. I'll see that you find a name for yourself. I'll help you, Odilon or no.”</text:p>
      <text:p text:style-name="P570"><text:soft-page-break/></text:p>
      <text:p text:style-name="P577">The figure thanked Tzuras. </text:p>
      <text:p text:style-name="P577"/>
      <text:p text:style-name="P577">Thella smiled. “Looks like we're staying together! I'm glad. According to the map it says it should only take a day or two to arrive there.”</text:p>
      <text:p text:style-name="P577"/>
      <text:p text:style-name="P577">Quentin crossed his arms. “I'm glad. If at the end of such a nightmare, something good can come of it, perhaps it wasn't completely horrible.”</text:p>
      <text:p text:style-name="P577"/>
      <text:p text:style-name="P577">Thella looked up at him. “And Uncle, along the way, you have all the time to tell me about the elves and my mother.”</text:p>
      <text:p text:style-name="P570"/>
      <text:p text:style-name="P577">Quentin choked. “I'm sorry, what was that?”</text:p>
      <text:p text:style-name="P577"/>
      <text:p text:style-name="P577">“Did you think I forgot what went on in that fissure? All this talk about oaths is one thing, but you never told me mother was an elf!”</text:p>
      <text:p text:style-name="P577"/>
      <text:p text:style-name="P577">“Hey, I guess that means I'm sort of one too right?” She asked, looking at Tzuras. Tzuras purposefully shifted stares to Quentin. </text:p>
      <text:p text:style-name="P577"/>
      <text:p text:style-name="P577">“… Perhaps it is ok. If I can speak of it now. Perhaps there are in fact quite a number of things I should talk with you about.”</text:p>
      <text:p text:style-name="P577"/>
      <text:p text:style-name="P577">Thella beamed. “I also want to learn magic! And mapping. Tzuras, you have to tell me stor<text:span text:style-name="T498">i</text:span>es from your travels as well. And about spirits.”</text:p>
      <text:p text:style-name="P577"/>
      <text:p text:style-name="P577">“Now hold on...” The two men said simultaneously.</text:p>
      <text:p text:style-name="P577"/>
      <text:p text:style-name="P578">But Thella grinned wider. “Hey, I got through all that same as you grown ups. I helped out right? Fair is fair.”</text:p>
      <text:p text:style-name="P578"/>
      <text:p text:style-name="P579">“...I suppose it is.” Quentin conceded, <text:span text:style-name="T499">a wry smile playing on his face. Tzuras laughed and put an arm around the masked figure, pointing ahead down the road. </text:span></text:p>
      <text:p text:style-name="P579"/>
      <text:p text:style-name="P579">“<text:span text:style-name="T499">Adventure awaits.</text:span>” <text:s/></text:p>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31T20:32:39.378000000</dc:date>
    <meta:editing-duration>P2DT19H9M17S</meta:editing-duration>
    <meta:editing-cycles>853</meta:editing-cycles>
    <meta:generator>LibreOffice/5.0.5.2$Windows_X86_64 LibreOffice_project/55b006a02d247b5f7215fc6ea0fde844b30035b3</meta:generator>
    <meta:document-statistic meta:table-count="0" meta:image-count="0" meta:object-count="0" meta:page-count="108" meta:paragraph-count="1800" meta:word-count="48702" meta:character-count="264315" meta:non-whitespace-character-count="216507"/>
  </office:meta>
</office:document-meta>
</file>